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14cm" svg:stroke-color="#000000" draw:stroke-linejoin="miter" draw:fill="none" fo:padding-top="0.132cm" fo:padding-bottom="0.132cm" fo:padding-left="0.257cm" fo:padding-right="0.257cm"/>
    </style:style>
    <style:style style:name="gr7" style:family="graphic" style:parent-style-name="standard">
      <style:graphic-properties draw:stroke="none" svg:stroke-color="#000000" draw:fill="none" draw:fill-color="#ffffff" fo:min-height="0.357cm"/>
    </style:style>
    <style:style style:name="gr8" style:family="graphic" style:parent-style-name="standard">
      <style:graphic-properties draw:stroke="none" svg:stroke-color="#000000" draw:fill="none" draw:fill-color="#ffffff" fo:min-height="0.373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font-size="9pt"/>
    </style:style>
    <style:style style:name="P7" style:family="paragraph"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9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svg:title>TexMaths</svg:title>
          <svg:desc>8§latex§\begin{verbatim}
class Node {
 protected int value;
 protected Node next;

 // precondition: "acyclic structure"
 public Node add(Node l, int v) {
  if (l == null) {
   l = new Node();
   l.value = v; return l; 
  }
  l.next = add(l.next, v);
  return l;
 }
}
\end{verbatim}§svg§600§FALSE§</svg:desc>
          <draw:polygon draw:style-name="gr1" draw:text-style-name="P1" draw:layer="layout" svg:width="5.443cm" svg:height="4.604cm" svg:x="0.712cm" svg:y="0.098cm" svg:viewBox="0 0 5444 4605" draw:points="2722,4605 0,4605 0,0 5444,0 5444,4605">
            <text:p/>
          </draw:polygon>
          <draw:path draw:style-name="gr2" draw:text-style-name="P2" draw:layer="layout" svg:width="0.11cm" svg:height="0.125cm" svg:x="0.733cm" svg:y="0.169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5cm" svg:height="0.172cm" svg:x="0.875cm" svg:y="0.12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32cm" svg:height="0.125cm" svg:x="1.022cm" svg:y="0.169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09cm" svg:height="0.125cm" svg:x="1.174cm" svg:y="0.169cm" svg:viewBox="0 0 110 126" svg:d="M64 52c-6-1-12-2-19-3-8-1-27-4-27-15 0-8 8-16 36-16 23 0 27 8 28 15 0 5 0 9 9 9 10 0 10-5 10-11v-20c0-4 0-11-8-11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09cm" svg:height="0.125cm" svg:x="1.321cm" svg:y="0.169cm" svg:viewBox="0 0 110 126" svg:d="M64 52c-6-1-12-2-19-3-8-1-27-4-27-15 0-8 8-16 36-16 23 0 27 8 28 15 0 5 0 9 9 9 10 0 10-5 10-11v-20c0-4 0-11-8-11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31cm" svg:height="0.172cm" svg:x="1.602cm" svg:y="0.12cm" svg:viewBox="0 0 132 173" svg:d="M46 10c-4-9-8-10-16-10h-19c-4 0-11 0-11 9s6 9 11 9h7v137h-7c-4 0-11 0-11 9s6 9 11 9h31c4 0 11 0 11-9s-7-9-11-9h-8v-134l52 141c4 10 8 11 16 11s12-1 12-12v-143h7c5 0 11 0 11-9s-6-9-11-9h-30c-5 0-11 0-11 9s7 9 11 9h7v133z">
            <text:p/>
          </draw:path>
          <draw:path draw:style-name="gr2" draw:text-style-name="P2" draw:layer="layout" svg:width="0.115cm" svg:height="0.125cm" svg:x="1.758cm" svg:y="0.169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1.899cm" svg:y="0.12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2.051cm" svg:y="0.169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5cm" svg:height="0.218cm" svg:x="2.346cm" svg:y="0.097cm" svg:viewBox="0 0 116 219" svg:d="M68 49c0-7 0-19 1-20 5-11 30-11 40-11 1 0 7-3 7-9 0-9-6-9-12-9-20 0-50 4-55 29 0 1 0 15 0 23v26c0 10 0 14-11 19-10 4-24 4-31 4-1 0-7 1-7 9s6 8 10 8c7 0 38 1 39 16v48c0 8 0 20 14 29 12 7 27 8 41 8 6 0 12 0 12-9 0-8-7-8-10-8-38 0-38-11-38-20v-45c0-7-1-19-17-27 12-8 17-16 17-24z">
            <text:p/>
          </draw:path>
          <draw:path draw:style-name="gr2" draw:text-style-name="P2" draw:layer="layout" svg:width="0.133cm" svg:height="0.185cm" svg:x="0.863cm" svg:y="0.507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1 0 11-8 0-9-6-9-11-9h-13z">
            <text:p/>
          </draw:path>
          <draw:path draw:style-name="gr2" draw:text-style-name="P2" draw:layer="layout" svg:width="0.128cm" svg:height="0.123cm" svg:x="1.016cm" svg:y="0.507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1.17cm" svg:y="0.506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19cm" svg:height="0.157cm" svg:x="1.308cm" svg:y="0.47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15cm" svg:height="0.125cm" svg:x="1.463cm" svg:y="0.506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cm" svg:height="0.125cm" svg:x="1.615cm" svg:y="0.506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1.749cm" svg:y="0.47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15cm" svg:height="0.125cm" svg:x="1.905cm" svg:y="0.506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33cm" svg:height="0.173cm" svg:x="2.046cm" svg:y="0.45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05cm" svg:height="0.172cm" svg:x="2.353cm" svg:y="0.458cm" svg:viewBox="0 0 106 173" svg:d="M66 62c0-8-2-11-12-11h-40c-4 0-12 0-12 9 0 8 8 8 12 8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41cm" svg:height="0.123cm" svg:x="2.482cm" svg:y="0.507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9cm" svg:height="0.157cm" svg:x="2.632cm" svg:y="0.474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22cm" svg:x="2.926cm" svg:y="0.508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132cm" svg:height="0.125cm" svg:x="3.082cm" svg:y="0.506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3.23cm" svg:y="0.458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41cm" svg:height="0.123cm" svg:x="3.364cm" svg:y="0.508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15cm" svg:height="0.125cm" svg:x="3.523cm" svg:y="0.506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042cm" svg:height="0.16cm" svg:x="3.706cm" svg:y="0.508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33cm" svg:height="0.185cm" svg:x="0.863cm" svg:y="0.844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1 0 11-8 0-9-6-9-11-9h-13z">
            <text:p/>
          </draw:path>
          <draw:path draw:style-name="gr2" draw:text-style-name="P2" draw:layer="layout" svg:width="0.128cm" svg:height="0.123cm" svg:x="1.016cm" svg:y="0.84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1.17cm" svg:y="0.843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19cm" svg:height="0.157cm" svg:x="1.308cm" svg:y="0.811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15cm" svg:height="0.125cm" svg:x="1.463cm" svg:y="0.84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cm" svg:height="0.125cm" svg:x="1.615cm" svg:y="0.843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1.749cm" svg:y="0.811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15cm" svg:height="0.125cm" svg:x="1.905cm" svg:y="0.843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33cm" svg:height="0.173cm" svg:x="2.046cm" svg:y="0.795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1cm" svg:height="0.172cm" svg:x="2.338cm" svg:y="0.795cm" svg:viewBox="0 0 132 173" svg:d="M46 10c-4-9-8-10-16-10h-19c-4 0-11 0-11 9s6 9 11 9h7v137h-7c-4 0-11 0-11 9s6 9 11 9h31c4 0 11 0 11-9s-7-9-11-9h-8v-134l52 141c4 10 8 11 16 11s12-1 12-12v-143h7c5 0 11 0 11-9s-6-9-11-9h-30c-5 0-11 0-11 9s7 9 11 9h7v133z">
            <text:p/>
          </draw:path>
          <draw:path draw:style-name="gr2" draw:text-style-name="P2" draw:layer="layout" svg:width="0.115cm" svg:height="0.125cm" svg:x="2.494cm" svg:y="0.843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2.635cm" svg:y="0.795cm" svg:viewBox="0 0 134 174" svg:d="M91 158c0 11 0 15 11 15h21c4 0 11 0 11-9s-7-9-11-9h-13v-144c0-8-1-11-11-11h-21c-4 0-11 0-11 9s7 9 11 9h13v44c-9-8-21-13-33-13-31 0-58 27-58 63 0 35 26 62 55 62 16 0 28-8 36-16zM91 98v20c0 16-13 39-34 39-20 0-38-20-38-45 0-27 20-46 40-46 18 0 32 16 32 32z">
            <text:p/>
          </draw:path>
          <draw:path draw:style-name="gr2" draw:text-style-name="P2" draw:layer="layout" svg:width="0.115cm" svg:height="0.125cm" svg:x="2.787cm" svg:y="0.84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41cm" svg:height="0.123cm" svg:x="3.07cm" svg:y="0.844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229cm" svg:y="0.84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3.368cm" svg:y="0.846cm" svg:viewBox="0 0 133 122" svg:d="M74 59l32-41h11c4 0 12 0 12-9s-7-9-12-9h-33c-4 0-11 0-11 9s6 9 13 9l-20 28-22-28c7 0 14 0 14-9s-8-9-12-9h-32c-5 0-12 0-12 9s8 9 12 9h11l33 41-35 46h-11c-5 0-12 0-12 9 0 8 8 8 12 8h33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3.515cm" svg:y="0.811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042cm" svg:height="0.16cm" svg:x="3.706cm" svg:y="0.84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4cm" svg:height="0.218cm" svg:x="0.876cm" svg:y="1.447cm" svg:viewBox="0 0 115 219" svg:d="M114 17c1-5 1-5 1-7 0-5-4-10-9-10-7 0-8 4-10 8l-94 194c-2 5-2 5-2 8 0 4 4 9 10 9s8-4 10-8z">
            <text:p/>
          </draw:path>
          <draw:path draw:style-name="gr2" draw:text-style-name="P2" draw:layer="layout" svg:width="0.114cm" svg:height="0.218cm" svg:x="1.023cm" svg:y="1.447cm" svg:viewBox="0 0 115 219" svg:d="M114 17c1-5 1-5 1-7 0-5-4-10-9-10-7 0-8 4-10 8l-94 194c-2 5-2 5-2 8 0 4 4 9 10 9s8-4 10-8z">
            <text:p/>
          </draw:path>
          <draw:path draw:style-name="gr2" draw:text-style-name="P2" draw:layer="layout" svg:width="0.133cm" svg:height="0.185cm" svg:x="1.305cm" svg:y="1.52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2 0 12-8 0-9-7-9-12-9h-13z">
            <text:p/>
          </draw:path>
          <draw:path draw:style-name="gr2" draw:text-style-name="P2" draw:layer="layout" svg:width="0.128cm" svg:height="0.123cm" svg:x="1.458cm" svg:y="1.52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1.611cm" svg:y="1.519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cm" svg:height="0.125cm" svg:x="1.763cm" svg:y="1.519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5cm" svg:height="0.125cm" svg:x="1.906cm" svg:y="1.519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41cm" svg:height="0.123cm" svg:x="2.04cm" svg:y="1.52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33cm" svg:height="0.173cm" svg:x="2.194cm" svg:y="1.47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05cm" svg:height="0.172cm" svg:x="2.353cm" svg:y="1.47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19cm" svg:height="0.157cm" svg:x="2.485cm" svg:y="1.486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05cm" svg:height="0.172cm" svg:x="2.647cm" svg:y="1.47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15cm" svg:height="0.125cm" svg:x="2.788cm" svg:y="1.519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41cm" svg:height="0.123cm" svg:x="2.922cm" svg:y="1.52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035cm" svg:height="0.121cm" svg:x="3.122cm" svg:y="1.521cm" svg:viewBox="0 0 36 122" svg:d="M36 18c0-11-9-18-18-18-11 0-18 9-18 18 0 10 9 17 18 17 11 0 18-9 18-17zM36 105c0-11-9-19-18-19-11 0-18 9-18 18 0 10 9 18 18 18 11 0 18-8 18-17z">
            <text:p/>
          </draw:path>
          <draw:path draw:style-name="gr2" draw:text-style-name="P2" draw:layer="layout" svg:width="0.075cm" svg:height="0.082cm" svg:x="3.397cm" svg:y="1.468cm" svg:viewBox="0 0 76 83" svg:d="M26 15c0-13-9-15-13-15-6 0-14 3-13 15l4 59c0 4 1 9 9 9 7 0 9-5 9-9zM76 15c1-13-9-15-13-15-5 0-13 3-13 15l4 59c0 4 1 9 9 9 7 0 9-5 9-9z">
            <text:p/>
          </draw:path>
          <draw:path draw:style-name="gr2" draw:text-style-name="P2" draw:layer="layout" svg:width="0.132cm" svg:height="0.125cm" svg:x="3.523cm" svg:y="1.519cm" svg:viewBox="0 0 133 126" svg:d="M88 115c6 9 20 10 30 10 8 0 15 0 15-9s-7-9-11-9c-12 0-16-1-18-2v-61c0-20-15-44-56-44-12 0-41 0-41 21 0 8 7 13 13 13 4 0 12-3 13-13 0-3 0-3 5-3 4 0 8 0 11 0 21 0 36 8 36 28-50 1-85 15-85 42 0 20 18 38 46 38 11 0 28-2 42-11zM85 62v24c0 7 0 13-11 18-10 5-23 5-25 5-18 0-30-10-30-21 0-14 25-24 66-26z">
            <text:p/>
          </draw:path>
          <draw:path draw:style-name="gr2" draw:text-style-name="P2" draw:layer="layout" svg:width="0.11cm" svg:height="0.125cm" svg:x="3.675cm" svg:y="1.519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33cm" svg:height="0.185cm" svg:x="3.81cm" svg:y="1.521cm" svg:viewBox="0 0 134 186" svg:d="M114 18h8c5 0 12 0 12-9s-7-9-12-9h-32c-4 0-12 0-12 9s7 9 12 9h8l-20 60c-4 10-6 15-8 24-2-6-4-12-6-17l-26-67h7c4 0 11 0 11-9s-7-9-11-9h-34c-5 0-11 0-11 9s7 9 11 9h9l40 100c2 3 2 4 2 4 0 0-8 24-12 31-8 15-18 16-22 16 0 0 2-3 2-7 0-6-6-12-12-12-8 0-13 6-13 13 0 11 9 23 23 23 29 0 42-37 42-40z">
            <text:p/>
          </draw:path>
          <draw:path draw:style-name="gr2" draw:text-style-name="P2" draw:layer="layout" svg:width="0.11cm" svg:height="0.125cm" svg:x="3.97cm" svg:y="1.519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5cm" svg:height="0.172cm" svg:x="4.112cm" svg:y="1.47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05cm" svg:height="0.172cm" svg:x="4.265cm" svg:y="1.47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1cm" svg:height="0.125cm" svg:x="4.41cm" svg:y="1.519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09cm" svg:height="0.125cm" svg:x="4.705cm" svg:y="1.519cm" svg:viewBox="0 0 110 126" svg:d="M64 52c-6-1-12-2-19-3-8-1-27-4-27-15 0-8 8-16 36-16 23 0 27 8 28 15 0 5 0 9 9 9 10 0 10-5 10-11v-20c0-4 0-11-8-11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4.839cm" svg:y="1.486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4.988cm" svg:y="1.52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5.13cm" svg:y="1.521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cm" svg:height="0.125cm" svg:x="5.294cm" svg:y="1.519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5.427cm" svg:y="1.486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5.57cm" svg:y="1.521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28cm" svg:height="0.123cm" svg:x="5.723cm" svg:y="1.52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5.877cm" svg:y="1.519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075cm" svg:height="0.082cm" svg:x="6.045cm" svg:y="1.468cm" svg:viewBox="0 0 76 83" svg:d="M26 15c0-13-9-15-13-15-6 0-14 3-13 15l4 59c0 4 1 9 9 9 7 0 9-5 9-9zM76 15c1-13-9-15-13-15-5 0-13 3-13 15l4 59c0 4 1 9 9 9 7 0 9-5 9-9z">
            <text:p/>
          </draw:path>
          <draw:path draw:style-name="gr2" draw:text-style-name="P2" draw:layer="layout" svg:width="0.133cm" svg:height="0.185cm" svg:x="0.863cm" svg:y="1.856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1 0 11-8 0-9-6-9-11-9h-13z">
            <text:p/>
          </draw:path>
          <draw:path draw:style-name="gr2" draw:text-style-name="P2" draw:layer="layout" svg:width="0.141cm" svg:height="0.123cm" svg:x="1.01cm" svg:y="1.858cm" svg:viewBox="0 0 142 124" svg:d="M98 113c0 9 6 9 11 9h21c4 0 12 0 12-9 0-8-8-8-12-8h-12v-94c0-8-2-11-12-11h-20c-5 0-12 0-12 9s7 9 11 9h13v60c0 25-23 28-32 28-23 0-23-9-23-18v-77c0-8-1-11-11-11h-21c-4 0-11 0-11 9s7 9 11 9h13v72c0 27 19 34 40 34 12 0 23-3 34-11z">
            <text:p/>
          </draw:path>
          <draw:path draw:style-name="gr2" draw:text-style-name="P2" draw:layer="layout" svg:width="0.133cm" svg:height="0.173cm" svg:x="1.157cm" svg:y="1.808cm" svg:viewBox="0 0 134 174" svg:d="M43 63v-52c0-8-1-11-11-11h-21c-4 0-11 0-11 9s7 9 11 9h13v143c0 5 0 12 10 12 9 0 9-6 9-13 12 12 24 14 33 14 31 0 58-27 58-63 0-34-24-62-55-62-13 0-26 5-36 14zM43 118v-20c0-16 17-32 35-32 20 0 37 21 37 45 0 27-20 46-40 46-21 0-32-25-32-39z">
            <text:p/>
          </draw:path>
          <draw:path draw:style-name="gr2" draw:text-style-name="P2" draw:layer="layout" svg:width="0.115cm" svg:height="0.172cm" svg:x="1.317cm" svg:y="1.808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06cm" svg:height="0.172cm" svg:x="1.47cm" svg:y="1.808cm" svg:viewBox="0 0 107 173" svg:d="M66 62c0-8-2-11-12-11h-40c-4 0-12 0-12 8 0 9 8 9 12 9h32v88h-34c-5 0-12 0-12 9 0 8 7 8 12 8h83c4 0 12 0 12-8 0-9-8-9-12-9h-29zM66 14c0-8-7-14-15-14s-14 6-14 14 6 14 14 14 15-6 15-14z">
            <text:p/>
          </draw:path>
          <draw:path draw:style-name="gr2" draw:text-style-name="P2" draw:layer="layout" svg:width="0.11cm" svg:height="0.125cm" svg:x="1.615cm" svg:y="1.856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31cm" svg:height="0.172cm" svg:x="1.898cm" svg:y="1.808cm" svg:viewBox="0 0 132 173" svg:d="M46 10c-4-9-8-10-16-10h-19c-4 0-11 0-11 9s6 9 11 9h7v137h-7c-4 0-11 0-11 9s6 9 11 9h31c4 0 11 0 11-9s-7-9-11-9h-8v-134l52 141c4 10 8 11 16 11s12-1 12-12v-143h7c5 0 11 0 11-9s-6-9-11-9h-30c-5 0-11 0-11 9s7 9 11 9h7v133z">
            <text:p/>
          </draw:path>
          <draw:path draw:style-name="gr2" draw:text-style-name="P2" draw:layer="layout" svg:width="0.115cm" svg:height="0.125cm" svg:x="2.053cm" svg:y="1.856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2.194cm" svg:y="1.80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2.346cm" svg:y="1.856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32cm" svg:height="0.125cm" svg:x="2.641cm" svg:y="1.856cm" svg:viewBox="0 0 133 126" svg:d="M88 115c6 9 20 10 30 10 8 0 15 0 15-9s-7-9-11-9c-12 0-16-1-17-2v-61c0-20-16-44-57-44-12 0-41 0-41 21 0 8 7 13 13 13 4 0 12-3 13-13 0-3 0-3 5-3 4 0 8 0 11 0 21 0 36 8 36 28-50 1-85 15-85 42 0 20 18 38 46 38 11 0 28-2 42-11zM85 63v23c0 7 0 13-11 18-10 5-23 5-25 5-18 0-30-10-30-21 0-14 25-24 66-25z">
            <text:p/>
          </draw:path>
          <draw:path draw:style-name="gr2" draw:text-style-name="P2" draw:layer="layout" svg:width="0.133cm" svg:height="0.173cm" svg:x="2.782cm" svg:y="1.80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3cm" svg:height="0.173cm" svg:x="2.93cm" svg:y="1.808cm" svg:viewBox="0 0 134 174" svg:d="M91 158c0 11 0 15 11 15h21c4 0 11 0 11-9s-7-9-11-9h-13v-144c0-8-1-11-11-11h-21c-4 0-11 0-11 9s7 9 11 9h13v44c-9-8-21-13-33-13-31 0-58 27-58 63 0 35 26 62 55 62 16 0 28-8 36-16zM91 98v20c0 16-13 39-34 39-20 0-38-20-38-45 0-27 20-46 40-46 18 0 32 16 32 32z">
            <text:p/>
          </draw:path>
          <draw:path draw:style-name="gr2" draw:text-style-name="P2" draw:layer="layout" svg:width="0.074cm" svg:height="0.218cm" svg:x="3.115cm" svg:y="1.784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31cm" svg:height="0.172cm" svg:x="3.222cm" svg:y="1.808cm" svg:viewBox="0 0 132 173" svg:d="M46 10c-4-9-8-10-16-10h-19c-4 0-11 0-11 9s6 9 11 9h7v137h-7c-4 0-11 0-11 9s6 9 11 9h31c4 0 11 0 11-9s-7-9-11-9h-8v-134l52 141c4 10 8 11 16 11s12-1 12-12v-143h7c5 0 11 0 11-9s-6-9-11-9h-30c-5 0-11 0-11 9s7 9 11 9h7v133z">
            <text:p/>
          </draw:path>
          <draw:path draw:style-name="gr2" draw:text-style-name="P2" draw:layer="layout" svg:width="0.115cm" svg:height="0.125cm" svg:x="3.377cm" svg:y="1.856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33cm" svg:height="0.173cm" svg:x="3.518cm" svg:y="1.80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3.67cm" svg:y="1.856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5cm" svg:height="0.172cm" svg:x="3.966cm" svg:y="1.808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6cm" svg:height="0.074cm" svg:x="4.147cm" svg:y="1.944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105cm" svg:height="0.172cm" svg:x="4.413cm" svg:y="1.808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41cm" svg:height="0.123cm" svg:x="4.542cm" svg:y="1.856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9cm" svg:height="0.157cm" svg:x="4.693cm" svg:y="1.824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22cm" svg:x="4.987cm" svg:y="1.858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74cm" svg:height="0.218cm" svg:x="5.152cm" svg:y="1.784cm" svg:viewBox="0 0 75 219" svg:d="M75 110c0-34-13-60-23-73-15-21-36-37-43-37s-9 6-9 8c0 4 3 6 5 7 46 31 50 76 50 95 0 28-10 67-49 92-4 4-6 5-6 9 0 3 2 8 9 8 8 0 66-37 66-109z">
            <text:p/>
          </draw:path>
          <draw:path draw:style-name="gr2" draw:text-style-name="P2" draw:layer="layout" svg:width="0.115cm" svg:height="0.218cm" svg:x="5.438cm" svg:y="1.784cm" svg:viewBox="0 0 116 219" svg:d="M68 49c0-7 0-19 1-20 5-11 30-11 40-11 1 0 7-3 7-9 0-9-6-9-12-9-20 0-50 4-55 29-1 1-1 15-1 23v26c0 10 0 14-10 19-10 4-24 4-31 4-1 0-7 1-7 9s6 8 10 8c7 0 38 1 38 16v48c0 8 0 20 15 28 12 8 27 9 41 9 6 0 12 0 12-9 0-8-7-8-10-8-38 0-38-11-38-20v-45c0-7-1-19-17-27 12-8 17-16 17-24z">
            <text:p/>
          </draw:path>
          <draw:path draw:style-name="gr2" draw:text-style-name="P2" draw:layer="layout" svg:width="0.105cm" svg:height="0.172cm" svg:x="1.029cm" svg:y="2.145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11cm" svg:height="0.173cm" svg:x="1.166cm" svg:y="2.144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074cm" svg:height="0.218cm" svg:x="1.498cm" svg:y="2.122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15cm" svg:height="0.172cm" svg:x="1.612cm" svg:y="2.14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25cm" svg:height="0.062cm" svg:x="1.902cm" svg:y="2.2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25cm" svg:height="0.062cm" svg:x="2.049cm" svg:y="2.2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41cm" svg:height="0.123cm" svg:x="2.336cm" svg:y="2.194cm" svg:viewBox="0 0 142 124" svg:d="M43 15c0-9 0-13-11-13h-20c-5 0-12 0-12 8 0 9 7 9 11 9h13v87h-12c-5 0-12 0-12 9s7 9 11 9h45c4 0 12 0 12-9s-7-9-12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41cm" svg:height="0.123cm" svg:x="2.483cm" svg:y="2.196cm" svg:viewBox="0 0 142 124" svg:d="M98 113c0 9 6 9 11 9h21c4 0 12 0 12-9 0-8-8-8-12-8h-12v-94c0-8-2-11-12-11h-20c-5 0-12 0-12 9s7 9 11 9h13v60c0 25-23 28-32 28-23 0-23-9-23-18v-77c0-8-1-11-11-11h-20c-5 0-12 0-12 9s7 9 11 9h13v72c0 27 19 34 40 34 12 0 23-3 34-11z">
            <text:p/>
          </draw:path>
          <draw:path draw:style-name="gr2" draw:text-style-name="P2" draw:layer="layout" svg:width="0.115cm" svg:height="0.172cm" svg:x="2.643cm" svg:y="2.14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15cm" svg:height="0.172cm" svg:x="2.79cm" svg:y="2.14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074cm" svg:height="0.218cm" svg:x="2.946cm" svg:y="2.122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115cm" svg:height="0.218cm" svg:x="3.231cm" svg:y="2.122cm" svg:viewBox="0 0 116 219" svg:d="M68 49c0-7 0-19 1-20 5-11 30-12 40-12 1 0 7-2 7-8 0-9-6-9-12-9-20 0-50 4-55 29 0 1 0 15 0 23v26c0 10 0 14-11 19-10 4-24 4-31 4-1 0-7 1-7 9s6 8 10 8c7 0 38 1 39 16v48c0 8 0 20 14 28 12 8 27 9 41 9 6 0 12 0 12-9 0-8-7-8-10-8-38-1-38-11-38-20v-45c0-7-1-19-17-27 12-8 17-16 17-24z">
            <text:p/>
          </draw:path>
          <draw:path draw:style-name="gr2" draw:text-style-name="P2" draw:layer="layout" svg:width="0.115cm" svg:height="0.172cm" svg:x="1.171cm" svg:y="2.483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25cm" svg:height="0.062cm" svg:x="1.46cm" svg:y="2.537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41cm" svg:height="0.123cm" svg:x="1.747cm" svg:y="2.532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1.906cm" svg:y="2.531cm" svg:viewBox="0 0 116 126" svg:d="M105 70c5 0 11 0 11-10 0-32-18-60-55-60-34 0-61 28-61 63s29 63 65 63c37 0 51-25 51-32 0-8-9-8-10-8-5 0-8 0-9 6-7 14-22 17-30 17-21 0-42-14-47-39zM21 54c3-21 20-36 40-36 14 0 32 6 35 36z">
            <text:p/>
          </draw:path>
          <draw:path draw:style-name="gr2" draw:text-style-name="P2" draw:layer="layout" svg:width="0.138cm" svg:height="0.122cm" svg:x="2.043cm" svg:y="2.533cm" svg:viewBox="0 0 139 123" svg:d="M125 18c8 0 14 0 14-9s-7-9-12-9h-33c-4 0-11 0-11 9s7 9 11 9h15l-15 84c-1-8-4-20-8-32-5-18-6-21-16-21-3 0-8 0-11 6-1 2-13 41-13 47l-16-84h14c6 0 12 0 12-9s-6-9-12-9h-32c-6 0-12 0-12 9s6 9 14 9l17 94c2 7 3 11 14 11s12-2 17-20c7-25 8-29 8-35 2 15 12 48 13 50 4 5 9 5 12 5 11 0 11-5 13-11z">
            <text:p/>
          </draw:path>
          <draw:path draw:style-name="gr2" draw:text-style-name="P2" draw:layer="layout" svg:width="0.131cm" svg:height="0.172cm" svg:x="2.341cm" svg:y="2.483cm" svg:viewBox="0 0 132 173" svg:d="M46 10c-4-9-8-10-16-10h-19c-4 0-11 0-11 9s6 9 11 9h7v137h-7c-4 0-11 0-11 9s6 9 11 9h31c4 0 11 0 11-9s-7-9-11-9h-8v-134l52 141c4 10 8 11 16 11s12-1 12-12v-143h7c5 0 11 0 11-9s-6-9-11-9h-30c-5 0-11 0-11 9s7 9 11 9h7v133z">
            <text:p/>
          </draw:path>
          <draw:path draw:style-name="gr2" draw:text-style-name="P2" draw:layer="layout" svg:width="0.115cm" svg:height="0.125cm" svg:x="2.496cm" svg:y="2.53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2.638cm" svg:y="2.483cm" svg:viewBox="0 0 134 174" svg:d="M91 158c0 11 0 15 11 15h21c4 0 11 0 11-9s-7-9-11-9h-13v-144c0-8-1-11-11-11h-21c-4 0-11 0-11 9s7 9 11 9h13v44c-9-8-21-13-33-13-31 0-58 27-58 63 0 35 26 62 55 62 16 0 28-8 36-16zM91 98v20c0 16-13 39-34 39-20 0-38-20-38-45 0-27 20-46 40-46 18 0 32 16 32 32z">
            <text:p/>
          </draw:path>
          <draw:path draw:style-name="gr2" draw:text-style-name="P2" draw:layer="layout" svg:width="0.115cm" svg:height="0.125cm" svg:x="2.79cm" svg:y="2.531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074cm" svg:height="0.218cm" svg:x="2.97cm" svg:y="2.46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074cm" svg:height="0.218cm" svg:x="3.093cm" svg:y="2.46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42cm" svg:height="0.16cm" svg:x="3.266cm" svg:y="2.533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172cm" svg:x="1.171cm" svg:y="2.82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035cm" svg:height="0.035cm" svg:x="1.358cm" svg:y="2.956cm" svg:viewBox="0 0 36 36" svg:d="M36 18c0-11-9-18-18-18-11 0-18 9-18 18 0 11 9 18 18 18 11 0 18-9 18-18z">
            <text:p/>
          </draw:path>
          <draw:path draw:style-name="gr2" draw:text-style-name="P2" draw:layer="layout" svg:width="0.133cm" svg:height="0.122cm" svg:x="1.456cm" svg:y="2.871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132cm" svg:height="0.125cm" svg:x="1.611cm" svg:y="2.868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1.759cm" svg:y="2.82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41cm" svg:height="0.123cm" svg:x="1.894cm" svg:y="2.871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15cm" svg:height="0.125cm" svg:x="2.053cm" svg:y="2.868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25cm" svg:height="0.062cm" svg:x="2.342cm" svg:y="2.87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3cm" svg:height="0.122cm" svg:x="2.634cm" svg:y="2.871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42cm" svg:height="0.16cm" svg:x="2.824cm" svg:y="2.87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28cm" svg:height="0.123cm" svg:x="3.078cm" svg:y="2.869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3.23cm" svg:y="2.868cm" svg:viewBox="0 0 116 126" svg:d="M105 70c5 0 11 0 11-10 0-32-18-60-55-60-34 0-61 28-61 63s29 63 65 63c37 0 51-25 51-32 0-8-9-8-10-8-5 0-8 0-9 6-7 14-22 17-30 17-21 0-42-14-47-39zM21 54c3-21 20-36 40-36 14 0 32 6 35 36z">
            <text:p/>
          </draw:path>
          <draw:path draw:style-name="gr2" draw:text-style-name="P2" draw:layer="layout" svg:width="0.119cm" svg:height="0.157cm" svg:x="3.37cm" svg:y="2.836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3.513cm" svg:y="2.871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28cm" svg:height="0.123cm" svg:x="3.666cm" svg:y="2.869cm" svg:viewBox="0 0 129 124" svg:d="M54 71c0-26 16-53 51-53 0 6 5 12 12 12 6 0 12-5 12-12 0-6-3-18-27-18-15 0-32 5-48 23v-9c0-9-2-12-12-12h-31c-4 0-11 0-11 8 0 9 7 9 11 9h23v87h-23c-4 0-11 0-11 9s7 9 11 9h74c5 0 12 0 12-9s-7-9-12-9h-31z">
            <text:p/>
          </draw:path>
          <draw:path draw:style-name="gr2" draw:text-style-name="P2" draw:layer="layout" svg:width="0.141cm" svg:height="0.123cm" svg:x="3.807cm" svg:y="2.869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72cm" svg:x="4.114cm" svg:y="2.82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042cm" svg:height="0.16cm" svg:x="4.296cm" svg:y="2.87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1.023cm" svg:y="3.134cm" svg:viewBox="0 0 116 219" svg:d="M68 38c0-8 0-21-14-29s-32-9-42-9c-5 0-12 0-12 9 0 7 6 9 10 9 39 0 39 10 39 20v44c0 12 4 21 16 28-16 8-16 22-16 23v50c0 8 0 19-42 19-1 0-7 2-7 8 0 9 7 9 12 9 25 0 51-5 56-29 0-1 0-15 0-23v-25c0-11 0-15 10-20 10-4 24-4 31-4 1 0 7-1 7-8 0-8-6-9-10-9-6 0-37-1-38-17z">
            <text:p/>
          </draw:path>
          <draw:path draw:style-name="gr2" draw:text-style-name="P2" draw:layer="layout" svg:width="0.115cm" svg:height="0.172cm" svg:x="1.023cm" svg:y="3.49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035cm" svg:height="0.035cm" svg:x="1.21cm" svg:y="3.632cm" svg:viewBox="0 0 36 36" svg:d="M36 18c0-11-9-18-18-18-11 0-18 9-18 18 0 11 9 18 18 18 11 0 18-9 18-18z">
            <text:p/>
          </draw:path>
          <draw:path draw:style-name="gr2" draw:text-style-name="P2" draw:layer="layout" svg:width="0.141cm" svg:height="0.123cm" svg:x="1.305cm" svg:y="3.544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1.464cm" svg:y="3.54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1.603cm" svg:y="3.545cm" svg:viewBox="0 0 133 122" svg:d="M74 59l32-41h11c4 0 12 0 12-9s-7-9-12-9h-33c-4 0-11 0-11 9s6 9 13 9l-20 28-22-28c7 0 14 0 14-9s-8-9-12-9h-32c-5 0-12 0-12 9s8 9 12 9h11l33 41-35 46h-12c-4 0-11 0-11 9 0 8 8 8 11 8h34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1.75cm" svg:y="3.511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5cm" svg:height="0.062cm" svg:x="2.048cm" svg:y="3.549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2cm" svg:height="0.125cm" svg:x="2.347cm" svg:y="3.543cm" svg:viewBox="0 0 133 126" svg:d="M88 115c6 9 20 10 30 10 8 0 15 0 15-9s-7-9-11-9c-12 0-16-1-17-2v-61c0-20-16-44-57-44-12 0-41 0-41 21 0 8 7 13 13 13 4 0 12-3 13-13 0-3 0-3 5-3 4 0 8 0 11 0 21 0 36 8 36 28-50 1-85 15-85 42 0 20 18 38 46 38 11 0 28-2 42-11zM85 62v24c0 7 0 13-11 18-10 5-23 5-25 5-18 0-30-10-30-21 0-14 25-24 66-26z">
            <text:p/>
          </draw:path>
          <draw:path draw:style-name="gr2" draw:text-style-name="P2" draw:layer="layout" svg:width="0.133cm" svg:height="0.173cm" svg:x="2.489cm" svg:y="3.495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3cm" svg:height="0.173cm" svg:x="2.636cm" svg:y="3.495cm" svg:viewBox="0 0 134 174" svg:d="M91 158c0 11 0 15 11 15h21c4 0 11 0 11-9s-7-9-11-9h-13v-144c0-8-1-11-11-11h-21c-4 0-11 0-11 9s7 9 11 9h13v44c-9-8-21-13-33-13-31 0-58 27-58 63 0 35 26 62 55 62 16 0 28-8 36-16zM91 98v20c0 16-13 39-34 39-20 0-38-20-38-45 0-27 20-46 40-46 18 0 32 16 32 32z">
            <text:p/>
          </draw:path>
          <draw:path draw:style-name="gr2" draw:text-style-name="P2" draw:layer="layout" svg:width="0.074cm" svg:height="0.218cm" svg:x="2.822cm" svg:y="3.472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15cm" svg:height="0.172cm" svg:x="2.937cm" svg:y="3.49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035cm" svg:height="0.035cm" svg:x="3.123cm" svg:y="3.632cm" svg:viewBox="0 0 36 36" svg:d="M36 18c0-11-9-18-18-18-11 0-18 9-18 18 0 11 9 18 18 18 11 0 18-9 18-18z">
            <text:p/>
          </draw:path>
          <draw:path draw:style-name="gr2" draw:text-style-name="P2" draw:layer="layout" svg:width="0.141cm" svg:height="0.123cm" svg:x="3.218cm" svg:y="3.544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5cm" svg:height="0.125cm" svg:x="3.377cm" svg:y="3.54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3.516cm" svg:y="3.545cm" svg:viewBox="0 0 133 122" svg:d="M74 59l32-41h11c4 0 12 0 12-9s-7-9-12-9h-33c-4 0-11 0-11 9s6 9 13 9l-20 28-22-28c7 0 14 0 14-9s-8-9-12-9h-32c-5 0-12 0-12 9s8 9 12 9h11l33 41-35 46h-12c-4 0-11 0-11 9 0 8 8 8 11 8h34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3.662cm" svg:y="3.511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046cm" svg:height="0.074cm" svg:x="3.853cm" svg:y="3.632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133cm" svg:height="0.122cm" svg:x="4.104cm" svg:y="3.545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74cm" svg:height="0.218cm" svg:x="4.269cm" svg:y="3.472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42cm" svg:height="0.16cm" svg:x="4.442cm" svg:y="3.545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28cm" svg:height="0.123cm" svg:x="1.016cm" svg:y="3.881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1.17cm" svg:y="3.881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9cm" svg:height="0.157cm" svg:x="1.308cm" svg:y="3.849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1.452cm" svg:y="3.883cm" svg:viewBox="0 0 142 124" svg:d="M98 113c0 9 6 9 11 9h21c4 0 12 0 12-9 0-8-8-8-12-8h-12v-94c0-8-2-11-12-11h-20c-5 0-12 0-12 9s7 9 11 9h13v60c0 25-23 28-32 28-23 0-23-9-23-18v-77c0-8-1-11-11-11h-21c-4 0-11 0-11 9s7 9 11 9h13v72c0 27 19 34 40 34 12 0 23-3 34-11z">
            <text:p/>
          </draw:path>
          <draw:path draw:style-name="gr2" draw:text-style-name="P2" draw:layer="layout" svg:width="0.128cm" svg:height="0.123cm" svg:x="1.605cm" svg:y="3.881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1.746cm" svg:y="3.881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72cm" svg:x="2.054cm" svg:y="3.833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042cm" svg:height="0.16cm" svg:x="2.235cm" svg:y="3.883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876cm" svg:y="4.146cm" svg:viewBox="0 0 116 219" svg:d="M68 38c0-8 0-21-14-29s-32-9-42-9c-5 0-12 0-12 9 0 7 6 8 10 8 39 1 39 11 39 21v44c0 12 4 21 16 28-16 8-16 22-16 23v50c0 8 0 19-42 19-1 0-7 2-7 8 0 9 7 9 12 9 25 0 51-5 56-29 0-1 0-15 0-23v-25c0-11 0-15 10-20 10-4 24-4 31-4 1 0 7-1 7-8 0-8-6-9-10-9-6 0-37-1-38-17z">
            <text:p/>
          </draw:path>
          <draw:path draw:style-name="gr2" draw:text-style-name="P2" draw:layer="layout" svg:width="0.115cm" svg:height="0.218cm" svg:x="0.728cm" svg:y="4.484cm" svg:viewBox="0 0 116 219" svg:d="M68 38c0-8 0-21-14-29s-32-9-42-9c-5 0-12 0-12 9 0 7 6 8 10 8 39 1 39 11 39 21v44c0 12 4 21 16 28-16 8-16 22-16 23v50c0 8 0 19-42 19-1 0-7 2-7 8 0 9 7 9 12 9 25 0 51-5 56-29 0-1 0-15 0-23v-25c0-11 0-15 10-20 10-4 24-4 31-4 1 0 7-1 7-8 0-8-6-9-10-9-6 0-37-1-38-17z">
            <text:p/>
          </draw:path>
        </draw:g>
        <draw:line draw:style-name="gr3" draw:text-style-name="P3" draw:layer="layout" svg:x1="0.397cm" svg:y1="2.111cm" svg:x2="0.397cm" svg:y2="2.362cm">
          <text:p/>
        </draw:line>
        <draw:line draw:style-name="gr3" draw:text-style-name="P3" draw:layer="layout" svg:x1="0.397cm" svg:y1="2.446cm" svg:x2="0.397cm" svg:y2="3.026cm">
          <text:p/>
        </draw:line>
        <draw:line draw:style-name="gr3" draw:text-style-name="P3" draw:layer="layout" svg:x1="0.397cm" svg:y1="3.451cm" svg:x2="0.397cm" svg:y2="3.702cm">
          <text:p/>
        </draw:line>
        <draw:line draw:style-name="gr3" draw:text-style-name="P3" draw:layer="layout" svg:x1="0.397cm" svg:y1="3.793cm" svg:x2="0.397cm" svg:y2="4.044cm">
          <text:p/>
        </draw:line>
        <draw:g>
          <svg:title>TexMaths</svg:title>
          <svg:desc>9§display§$A$§svg§600§FALSE§</svg:desc>
          <draw:polygon draw:style-name="gr1" draw:text-style-name="P1" draw:layer="layout" svg:width="0.237cm" svg:height="0.215cm" svg:x="0.101cm" svg:y="2.136cm" svg:viewBox="0 0 238 216" draw:points="119,216 0,216 0,0 238,0 238,216">
            <text:p/>
          </draw:polygon>
          <draw:path draw:style-name="gr2" draw:text-style-name="P2" draw:layer="layout" svg:width="0.217cm" svg:height="0.227cm" svg:x="0.111cm" svg:y="2.125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g>
          <svg:title>TexMaths</svg:title>
          <svg:desc>9§display§$B$§svg§600§FALSE§</svg:desc>
          <draw:polygon draw:style-name="gr1" draw:text-style-name="P1" draw:layer="layout" svg:width="0.223cm" svg:height="0.215cm" svg:x="0.101cm" svg:y="2.609cm" svg:viewBox="0 0 224 216" draw:points="112,216 0,216 0,0 224,0 224,216">
            <text:p/>
          </draw:polygon>
          <draw:path draw:style-name="gr2" draw:text-style-name="P2" draw:layer="layout" svg:width="0.194cm" svg:height="0.216cm" svg:x="0.113cm" svg:y="2.608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g>
          <svg:title>TexMaths</svg:title>
          <svg:desc>9§display§$C$§svg§600§FALSE§</svg:desc>
          <draw:polygon draw:style-name="gr1" draw:text-style-name="P1" draw:layer="layout" svg:width="0.228cm" svg:height="0.215cm" svg:x="0.102cm" svg:y="3.479cm" svg:viewBox="0 0 229 216" draw:points="115,216 0,216 0,0 229,0 229,216">
            <text:p/>
          </draw:polygon>
          <draw:path draw:style-name="gr2" draw:text-style-name="P2" draw:layer="layout" svg:width="0.193cm" svg:height="0.23cm" svg:x="0.12cm" svg:y="3.471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g>
          <svg:title>TexMaths</svg:title>
          <svg:desc>9§display§$D$§svg§600§FALSE§</svg:desc>
          <draw:polygon draw:style-name="gr1" draw:text-style-name="P1" draw:layer="layout" svg:width="0.24cm" svg:height="0.215cm" svg:x="0.103cm" svg:y="3.8cm" svg:viewBox="0 0 241 216" draw:points="121,216 0,216 0,0 241,0 241,216">
            <text:p/>
          </draw:polygon>
          <draw:path draw:style-name="gr2" draw:text-style-name="P2" draw:layer="layout" svg:width="0.212cm" svg:height="0.216cm" svg:x="0.114cm" svg:y="3.799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1" draw:id="id1" draw:layer="layout" svg:width="0.381cm" svg:height="0.381cm" svg:x="6.847cm" svg:y="0.2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6.92cm" svg:y="0.319cm" svg:viewBox="0 0 238 216" draw:points="119,216 0,216 0,0 238,0 238,216">
            <text:p/>
          </draw:polygon>
          <draw:path draw:style-name="gr2" draw:text-style-name="P2" draw:layer="layout" svg:width="0.217cm" svg:height="0.227cm" svg:x="6.93cm" svg:y="0.30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2" draw:id="id2" draw:layer="layout" svg:width="0.381cm" svg:height="0.381cm" svg:x="6.339cm" svg:y="0.8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412cm" svg:y="0.945cm" svg:viewBox="0 0 224 216" draw:points="112,216 0,216 0,0 224,0 224,216">
            <text:p/>
          </draw:polygon>
          <draw:path draw:style-name="gr2" draw:text-style-name="P2" draw:layer="layout" svg:width="0.194cm" svg:height="0.216cm" svg:x="6.424cm" svg:y="0.944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3" draw:id="id3" draw:layer="layout" svg:width="0.381cm" svg:height="0.381cm" svg:x="7.355cm" svg:y="0.8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0.953cm" svg:viewBox="0 0 229 216" draw:points="115,216 0,216 0,0 229,0 229,216">
            <text:p/>
          </draw:polygon>
          <draw:path draw:style-name="gr2" draw:text-style-name="P2" draw:layer="layout" svg:width="0.193cm" svg:height="0.23cm" svg:x="7.446cm" svg:y="0.945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4" draw:id="id4" draw:layer="layout" svg:width="0.381cm" svg:height="0.381cm" svg:x="7.355cm" svg:y="1.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1.443cm" svg:viewBox="0 0 238 216" draw:points="119,216 0,216 0,0 238,0 238,216">
            <text:p/>
          </draw:polygon>
          <draw:path draw:style-name="gr2" draw:text-style-name="P2" draw:layer="layout" svg:width="0.217cm" svg:height="0.227cm" svg:x="7.438cm" svg:y="1.432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7" draw:id="id7" draw:layer="layout" svg:width="0.381cm" svg:height="0.381cm" svg:x="6.647cm" svg:y="2.2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72cm" svg:y="2.317cm" svg:viewBox="0 0 224 216" draw:points="112,216 0,216 0,0 224,0 224,216">
            <text:p/>
          </draw:polygon>
          <draw:path draw:style-name="gr2" draw:text-style-name="P2" draw:layer="layout" svg:width="0.194cm" svg:height="0.216cm" svg:x="6.732cm" svg:y="2.316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5" draw:id="id5" draw:layer="layout" svg:width="0.381cm" svg:height="0.381cm" svg:x="7.355cm" svg:y="2.2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2.328cm" svg:viewBox="0 0 229 216" draw:points="115,216 0,216 0,0 229,0 229,216">
            <text:p/>
          </draw:polygon>
          <draw:path draw:style-name="gr2" draw:text-style-name="P2" draw:layer="layout" svg:width="0.193cm" svg:height="0.23cm" svg:x="7.446cm" svg:y="2.3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6" draw:id="id6" draw:layer="layout" svg:width="0.381cm" svg:height="0.381cm" svg:x="8.055cm" svg:y="2.2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8.128cm" svg:y="2.328cm" svg:viewBox="0 0 229 216" draw:points="115,216 0,216 0,0 229,0 229,216">
            <text:p/>
          </draw:polygon>
          <draw:path draw:style-name="gr2" draw:text-style-name="P2" draw:layer="layout" svg:width="0.193cm" svg:height="0.23cm" svg:x="8.146cm" svg:y="2.3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8" draw:id="id8" draw:layer="layout" svg:width="0.381cm" svg:height="0.381cm" svg:x="6.647cm" svg:y="2.7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D$§svg§600§FALSE§</svg:desc>
          <draw:polygon draw:style-name="gr1" draw:text-style-name="P1" draw:layer="layout" svg:width="0.24cm" svg:height="0.215cm" svg:x="6.721cm" svg:y="2.786cm" svg:viewBox="0 0 241 216" draw:points="121,216 0,216 0,0 241,0 241,216">
            <text:p/>
          </draw:polygon>
          <draw:path draw:style-name="gr2" draw:text-style-name="P2" draw:layer="layout" svg:width="0.212cm" svg:height="0.216cm" svg:x="6.732cm" svg:y="2.785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9" draw:id="id9" draw:layer="layout" svg:width="0.381cm" svg:height="0.381cm" svg:x="7.355cm" svg:y="2.7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2.791cm" svg:viewBox="0 0 238 216" draw:points="119,216 0,216 0,0 238,0 238,216">
            <text:p/>
          </draw:polygon>
          <draw:path draw:style-name="gr2" draw:text-style-name="P2" draw:layer="layout" svg:width="0.217cm" svg:height="0.227cm" svg:x="7.438cm" svg:y="2.7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12" draw:id="id12" draw:layer="layout" svg:width="0.381cm" svg:height="0.381cm" svg:x="6.647cm" svg:y="3.6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72cm" svg:y="3.717cm" svg:viewBox="0 0 224 216" draw:points="112,216 0,216 0,0 224,0 224,216">
            <text:p/>
          </draw:polygon>
          <draw:path draw:style-name="gr2" draw:text-style-name="P2" draw:layer="layout" svg:width="0.194cm" svg:height="0.216cm" svg:x="6.732cm" svg:y="3.716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10" draw:id="id10" draw:layer="layout" svg:width="0.381cm" svg:height="0.381cm" svg:x="7.3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3.728cm" svg:viewBox="0 0 229 216" draw:points="115,216 0,216 0,0 229,0 229,216">
            <text:p/>
          </draw:polygon>
          <draw:path draw:style-name="gr2" draw:text-style-name="P2" draw:layer="layout" svg:width="0.193cm" svg:height="0.23cm" svg:x="7.4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1" draw:id="id11" draw:layer="layout" svg:width="0.381cm" svg:height="0.381cm" svg:x="8.3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8.428cm" svg:y="3.728cm" svg:viewBox="0 0 229 216" draw:points="115,216 0,216 0,0 229,0 229,216">
            <text:p/>
          </draw:polygon>
          <draw:path draw:style-name="gr2" draw:text-style-name="P2" draw:layer="layout" svg:width="0.193cm" svg:height="0.23cm" svg:x="8.4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3" draw:id="id13" draw:layer="layout" svg:width="0.381cm" svg:height="0.381cm" svg:x="6.647cm" svg:y="4.1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D$§svg§600§FALSE§</svg:desc>
          <draw:polygon draw:style-name="gr1" draw:text-style-name="P1" draw:layer="layout" svg:width="0.24cm" svg:height="0.215cm" svg:x="6.721cm" svg:y="4.186cm" svg:viewBox="0 0 241 216" draw:points="121,216 0,216 0,0 241,0 241,216">
            <text:p/>
          </draw:polygon>
          <draw:path draw:style-name="gr2" draw:text-style-name="P2" draw:layer="layout" svg:width="0.212cm" svg:height="0.216cm" svg:x="6.732cm" svg:y="4.185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15" draw:id="id15" draw:layer="layout" svg:width="0.381cm" svg:height="0.381cm" svg:x="9.8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9.928cm" svg:y="3.728cm" svg:viewBox="0 0 229 216" draw:points="115,216 0,216 0,0 229,0 229,216">
            <text:p/>
          </draw:polygon>
          <draw:path draw:style-name="gr2" draw:text-style-name="P2" draw:layer="layout" svg:width="0.193cm" svg:height="0.23cm" svg:x="9.9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4" draw:id="id14" draw:layer="layout" svg:width="0.381cm" svg:height="0.381cm" svg:x="7.355cm" svg:y="4.1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4.191cm" svg:viewBox="0 0 238 216" draw:points="119,216 0,216 0,0 238,0 238,216">
            <text:p/>
          </draw:polygon>
          <draw:path draw:style-name="gr2" draw:text-style-name="P2" draw:layer="layout" svg:width="0.217cm" svg:height="0.227cm" svg:x="7.438cm" svg:y="4.1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onnector draw:style-name="gr5" draw:text-style-name="P4" draw:layer="layout" draw:line-skew="0.055cm" svg:x1="7.037cm" svg:y1="0.617cm" svg:x2="6.529cm" svg:y2="0.871cm" draw:start-shape="id1" draw:start-glue-point="2" draw:end-shape="id2" draw:end-glue-point="0" svg:d="M7037 617v181h-508v73" svg:viewBox="0 0 509 255">
          <text:p/>
        </draw:connector>
        <draw:connector draw:style-name="gr5" draw:text-style-name="P4" draw:layer="layout" draw:line-skew="0.446cm" svg:x1="7.037cm" svg:y1="0.617cm" svg:x2="7.545cm" svg:y2="0.871cm" draw:end-shape="id3" draw:end-glue-point="0" svg:d="M7037 617v181h508v73" svg:viewBox="0 0 509 255">
          <text:p/>
        </draw:connector>
        <draw:connector draw:style-name="gr5" draw:text-style-name="P4" draw:layer="layout" svg:x1="7.545cm" svg:y1="1.252cm" svg:x2="7.545cm" svg:y2="1.36cm" draw:start-shape="id3" draw:start-glue-point="2" draw:end-shape="id4" draw:end-glue-point="0" svg:d="M7545 1252v108" svg:viewBox="0 0 1 109">
          <text:p/>
        </draw:connector>
        <draw:connector draw:style-name="gr5" draw:text-style-name="P4" draw:layer="layout" svg:x1="7.545cm" svg:y1="1.741cm" svg:x2="7.545cm" svg:y2="2.246cm" draw:start-shape="id4" draw:start-glue-point="2" draw:end-shape="id5" draw:end-glue-point="0" svg:d="M7545 1741v505" svg:viewBox="0 0 1 506">
          <text:p/>
        </draw:connector>
        <draw:connector draw:style-name="gr5" draw:text-style-name="P4" draw:layer="layout" draw:line-skew="0.092cm" svg:x1="7.545cm" svg:y1="1.99cm" svg:x2="8.245cm" svg:y2="2.246cm" draw:end-shape="id6" draw:end-glue-point="0" svg:d="M7545 1990v-171h700v427" svg:viewBox="0 0 701 428">
          <text:p/>
        </draw:connector>
        <draw:connector draw:style-name="gr5" draw:text-style-name="P4" draw:layer="layout" draw:line-skew="0.094cm" svg:x1="7.545cm" svg:y1="1.99cm" svg:x2="6.837cm" svg:y2="2.243cm" draw:end-shape="id7" draw:end-glue-point="0" svg:d="M7545 1990v-172h-708v425" svg:viewBox="0 0 709 426">
          <text:p/>
        </draw:connector>
        <draw:connector draw:style-name="gr5" draw:text-style-name="P4" draw:layer="layout" svg:x1="6.837cm" svg:y1="2.624cm" svg:x2="6.837cm" svg:y2="2.711cm" draw:start-shape="id7" draw:start-glue-point="2" draw:end-shape="id8" draw:end-glue-point="0" svg:d="M6837 2624v87" svg:viewBox="0 0 1 88">
          <text:p/>
        </draw:connector>
        <draw:connector draw:style-name="gr5" draw:text-style-name="P4" draw:layer="layout" svg:x1="7.545cm" svg:y1="2.627cm" svg:x2="7.545cm" svg:y2="2.708cm" draw:start-shape="id5" draw:start-glue-point="2" draw:end-shape="id9" draw:end-glue-point="0" svg:d="M7545 2627v81" svg:viewBox="0 0 1 82">
          <text:p/>
        </draw:connector>
        <draw:connector draw:style-name="gr5" draw:text-style-name="P4" draw:layer="layout" svg:x1="7.545cm" svg:y1="3.089cm" svg:x2="7.545cm" svg:y2="3.646cm" draw:start-shape="id9" draw:start-glue-point="2" draw:end-shape="id10" draw:end-glue-point="0" svg:d="M7545 3089v557" svg:viewBox="0 0 1 558">
          <text:p/>
        </draw:connector>
        <draw:connector draw:style-name="gr5" draw:text-style-name="P4" draw:layer="layout" draw:line-skew="0.032cm" svg:x1="7.545cm" svg:y1="3.29cm" svg:x2="8.545cm" svg:y2="3.646cm" draw:end-shape="id11" draw:end-glue-point="0" svg:d="M7545 3290v-131h1000v487" svg:viewBox="0 0 1001 488">
          <text:p/>
        </draw:connector>
        <draw:connector draw:style-name="gr5" draw:text-style-name="P4" draw:layer="layout" draw:line-skew="0.035cm" svg:x1="7.545cm" svg:y1="3.29cm" svg:x2="6.837cm" svg:y2="3.643cm" draw:end-shape="id12" draw:end-glue-point="0" svg:d="M7545 3290v-131h-708v484" svg:viewBox="0 0 709 485">
          <text:p/>
        </draw:connector>
        <draw:connector draw:style-name="gr5" draw:text-style-name="P4" draw:layer="layout" svg:x1="6.837cm" svg:y1="4.024cm" svg:x2="6.837cm" svg:y2="4.111cm" draw:start-shape="id12" draw:start-glue-point="2" draw:end-shape="id13" draw:end-glue-point="0" svg:d="M6837 4024v87" svg:viewBox="0 0 1 88">
          <text:p/>
        </draw:connector>
        <draw:connector draw:style-name="gr5" draw:text-style-name="P4" draw:layer="layout" svg:x1="7.545cm" svg:y1="4.027cm" svg:x2="7.545cm" svg:y2="4.108cm" draw:start-shape="id10" draw:start-glue-point="2" draw:end-shape="id14" draw:end-glue-point="0" svg:d="M7545 4027v81" svg:viewBox="0 0 1 82">
          <text:p/>
        </draw:connector>
        <draw:connector draw:style-name="gr5" draw:text-style-name="P4" draw:layer="layout" draw:line-skew="0.032cm" svg:x1="7.545cm" svg:y1="3.29cm" svg:x2="10.045cm" svg:y2="3.646cm" draw:end-shape="id15" draw:end-glue-point="0" svg:d="M7545 3290v-131h2500v487" svg:viewBox="0 0 2501 488">
          <text:p/>
        </draw:connector>
        <draw:g>
          <svg:title>TexMaths</svg:title>
          <svg:desc>9§display§$...$§svg§600§FALSE§</svg:desc>
          <draw:polygon draw:style-name="gr1" draw:text-style-name="P1" draw:layer="layout" svg:width="0.263cm" svg:height="0.033cm" svg:x="7.413cm" svg:y="4.666cm" svg:viewBox="0 0 264 34" draw:points="132,34 0,34 0,0 264,0 264,34">
            <text:p/>
          </draw:polygon>
          <draw:path draw:style-name="gr2" draw:text-style-name="P2" draw:layer="layout" svg:width="0.033cm" svg:height="0.033cm" svg:x="7.44cm" svg:y="4.666cm" svg:viewBox="0 0 34 34" svg:d="M34 17c0-9-7-17-17-17-9 0-17 8-17 17 0 10 8 17 17 17 10 0 17-7 17-17z">
            <text:p/>
          </draw:path>
          <draw:path draw:style-name="gr2" draw:text-style-name="P2" draw:layer="layout" svg:width="0.033cm" svg:height="0.033cm" svg:x="7.527cm" svg:y="4.666cm" svg:viewBox="0 0 34 34" svg:d="M34 17c0-9-7-17-17-17-9 0-17 8-17 17 0 10 8 17 17 17 10 0 17-7 17-17z">
            <text:p/>
          </draw:path>
          <draw:path draw:style-name="gr2" draw:text-style-name="P2" draw:layer="layout" svg:width="0.033cm" svg:height="0.033cm" svg:x="7.616cm" svg:y="4.666cm" svg:viewBox="0 0 34 34" svg:d="M34 17c0-9-7-17-17-17-9 0-17 8-17 17 0 10 8 17 17 17 10 0 17-7 17-17z">
            <text:p/>
          </draw:path>
        </draw:g>
        <draw:g>
          <svg:title>TexMaths</svg:title>
          <svg:desc>7§display§$\textt{not acyclic}$§svg§600§FALSE§</svg:desc>
          <draw:polygon draw:style-name="gr1" draw:text-style-name="P1" draw:layer="layout" svg:width="1.151cm" svg:height="0.218cm" svg:x="8.74cm" svg:y="2.496cm" svg:viewBox="0 0 1152 219" draw:points="576,219 0,219 0,0 1152,0 1152,219">
            <text:p/>
          </draw:polygon>
          <draw:path draw:style-name="gr2" draw:text-style-name="P2" draw:layer="layout" svg:width="0.124cm" svg:height="0.108cm" svg:x="8.748cm" svg:y="2.557cm" svg:viewBox="0 0 125 109" svg:d="M20 25v65c0 12-3 12-20 12v7c8 0 21 0 28 0 6 0 20 0 28 0v-7c-17 0-20 0-20-12v-45c0-25 18-39 34-39 15 0 18 13 18 27v57c0 12-3 12-19 12v7c9 0 21 0 28 0 6 0 19 0 28 0v-7c-14 0-19 0-20-7v-48c0-21 0-29-8-38-3-4-11-9-26-9-18 0-29 11-36 26v-26l-35 3v8c18 0 20 1 20 14z">
            <text:p/>
          </draw:path>
          <draw:path draw:style-name="gr2" draw:text-style-name="P2" draw:layer="layout" svg:width="0.109cm" svg:height="0.113cm" svg:x="8.883cm" svg:y="2.556cm" svg:viewBox="0 0 110 114" svg:d="M110 58c0-32-25-58-55-58-31 0-55 27-55 58 0 32 26 56 55 56 30 0 55-24 55-56zM55 107c-11 0-21-5-28-16s-7-26-7-35c0-10 0-23 7-34 6-11 18-16 28-16 11 0 21 5 28 16 6 10 6 24 6 34 0 9 0 23-5 33-6 11-17 18-29 18z">
            <text:p/>
          </draw:path>
          <draw:path draw:style-name="gr2" draw:text-style-name="P2" draw:layer="layout" svg:width="0.077cm" svg:height="0.154cm" svg:x="9.003cm" svg:y="2.515cm" svg:viewBox="0 0 78 155" svg:d="M39 53h35v-7h-35v-46h-7c0 20-7 47-32 48v5h21v68c0 31 23 34 32 34 18 0 25-18 25-34v-14h-7v14c0 19-7 28-16 28-16 0-16-23-16-27z">
            <text:p/>
          </draw:path>
          <draw:path draw:style-name="gr2" draw:text-style-name="P2" draw:layer="layout" svg:width="0.111cm" svg:height="0.113cm" svg:x="9.187cm" svg:y="2.556cm" svg:viewBox="0 0 112 114" svg:d="M72 93c1 9 8 20 20 20 5 0 20-4 20-24v-14h-6v14c0 14-7 16-9 16-9 0-9-11-9-12v-50c0-11 0-20-10-30-9-9-21-13-33-13-20 0-38 12-38 28 0 8 5 12 12 12 6 0 11-5 11-12 0-3-1-11-12-11 6-9 18-11 26-11 12 0 26 9 26 31v9c-13 1-29 2-45 9-19 9-25 21-25 33 0 19 24 26 40 26s27-10 32-21zM70 52v24c0 24-17 33-29 33s-22-9-22-22 10-34 51-35z">
            <text:p/>
          </draw:path>
          <draw:path draw:style-name="gr2" draw:text-style-name="P2" draw:layer="layout" svg:width="0.094cm" svg:height="0.113cm" svg:x="9.307cm" svg:y="2.556cm" svg:viewBox="0 0 95 114" svg:d="M20 57c0-40 21-51 34-51 2 0 18 0 27 9-10 1-12 9-12 12 0 6 5 11 12 11 6 0 11-4 11-11 0-17-19-27-38-27-31 0-54 27-54 58s25 56 53 56c34 0 42-30 42-33 0-2-3-2-4-2-2 0-3 1-3 2-7 23-24 26-33 26-12 0-35-10-35-50z">
            <text:p/>
          </draw:path>
          <draw:path draw:style-name="gr2" draw:text-style-name="P2" draw:layer="layout" svg:width="0.12cm" svg:height="0.157cm" svg:x="9.412cm" svg:y="2.56cm" svg:viewBox="0 0 121 158" svg:d="M98 24c6-16 19-16 23-16v-8c-5 1-13 1-19 1-4 0-16-1-21-1v8c8 0 11 4 11 10 0 3 0 3-1 7l-25 60-27-67c-1-2-2-3-2-4 0-6 9-6 14-6v-8c-6 0-23 1-27 1-6 0-16 0-24-1v8c12 0 17 0 20 8l37 91c-1 3-4 11-6 14-5 14-12 31-28 31-1 0-7 0-12-5 8 0 10-6 10-10 0-7-5-10-10-10s-11 3-11 10c0 12 11 21 23 21 16 0 25-15 32-29z">
            <text:p/>
          </draw:path>
          <draw:path draw:style-name="gr2" draw:text-style-name="P2" draw:layer="layout" svg:width="0.094cm" svg:height="0.113cm" svg:x="9.545cm" svg:y="2.556cm" svg:viewBox="0 0 95 114" svg:d="M20 57c0-40 21-51 34-51 2 0 18 0 27 9-10 1-12 9-12 12 0 6 5 11 12 11 6 0 11-4 11-11 0-17-19-27-38-27-31 0-54 27-54 58s25 56 53 56c34 0 42-30 42-33 0-2-3-2-4-2-2 0-3 1-3 2-7 23-24 26-33 26-12 0-35-10-35-50z">
            <text:p/>
          </draw:path>
          <draw:path draw:style-name="gr2" draw:text-style-name="P2" draw:layer="layout" svg:width="0.054cm" svg:height="0.171cm" svg:x="9.655cm" svg:y="2.495cm" svg:viewBox="0 0 55 172" svg:d="M36 0l-36 3v8c18 0 20 1 20 14v128c0 11-3 11-20 11v8c8 0 22-1 27-1 7 0 19 1 28 1v-8c-16 0-19 0-19-11z">
            <text:p/>
          </draw:path>
          <draw:path draw:style-name="gr2" draw:text-style-name="P2" draw:layer="layout" svg:width="0.052cm" svg:height="0.164cm" svg:x="9.723cm" svg:y="2.501cm" svg:viewBox="0 0 53 165" svg:d="M36 56l-35 3v8c17 0 19 1 19 13v67c0 11-3 11-20 11v7c8 0 22 0 27 0 9 0 18 0 26 0v-7c-16 0-17-2-17-11zM37 13c0-8-6-13-13-13-8 0-13 7-13 13 0 7 5 13 13 13 7 0 13-5 13-13z">
            <text:p/>
          </draw:path>
          <draw:path draw:style-name="gr2" draw:text-style-name="P2" draw:layer="layout" svg:width="0.094cm" svg:height="0.113cm" svg:x="9.791cm" svg:y="2.556cm" svg:viewBox="0 0 95 114" svg:d="M20 57c0-40 21-51 34-51 2 0 18 0 27 9-10 1-12 9-12 12 0 6 5 11 12 11 6 0 11-4 11-11 0-17-19-27-38-27-31 0-54 27-54 58s25 56 53 56c34 0 42-30 42-33 0-2-3-2-4-2-2 0-3 1-3 2-7 23-24 26-33 26-12 0-35-10-35-50z">
            <text:p/>
          </draw:path>
        </draw:g>
        <draw:g>
          <svg:title>TexMaths</svg:title>
          <svg:desc>6§display§\circled{1}§svg§600§FALSE§</svg:desc>
          <draw:polygon draw:style-name="gr1" draw:text-style-name="P1" draw:layer="layout" svg:width="0.298cm" svg:height="0.298cm" svg:x="6.38cm" svg:y="0.455cm" svg:viewBox="0 0 299 299" draw:points="150,299 0,299 0,0 299,0 299,299">
            <text:p/>
          </draw:polygon>
          <draw:path draw:style-name="gr6" draw:text-style-name="P5" draw:layer="layout" svg:width="0.29cm" svg:height="0.29cm" svg:x="6.384cm" svg:y="0.459cm" svg:viewBox="0 0 291 291" svg:d="M291 146c0-81-65-146-145-146-81 0-146 65-146 146 0 80 65 145 146 145 80 0 145-65 145-145z">
            <text:p/>
          </draw:path>
          <draw:polyline draw:style-name="gr6" draw:text-style-name="P5" draw:layer="layout" svg:width="0cm" svg:height="0cm" svg:x="6.529cm" svg:y="0.604cm" svg:viewBox="0 0 0 0" draw:points="0,0">
            <text:p/>
          </draw:polyline>
          <draw:path draw:style-name="gr2" draw:text-style-name="P2" draw:layer="layout" svg:width="0.069cm" svg:height="0.14cm" svg:x="6.496cm" svg:y="0.532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388cm" svg:y="0.453cm" svg:viewBox="0 0 299 299" draw:points="150,299 0,299 0,0 299,0 299,299">
            <text:p/>
          </draw:polygon>
          <draw:path draw:style-name="gr6" draw:text-style-name="P5" draw:layer="layout" svg:width="0.29cm" svg:height="0.29cm" svg:x="7.392cm" svg:y="0.457cm" svg:viewBox="0 0 291 291" svg:d="M291 146c0-81-65-146-145-146-81 0-146 65-146 146 0 80 65 145 146 145 80 0 145-65 145-145z">
            <text:p/>
          </draw:path>
          <draw:polyline draw:style-name="gr6" draw:text-style-name="P5" draw:layer="layout" svg:width="0cm" svg:height="0cm" svg:x="7.537cm" svg:y="0.602cm" svg:viewBox="0 0 0 0" draw:points="0,0">
            <text:p/>
          </draw:polyline>
          <draw:path draw:style-name="gr2" draw:text-style-name="P2" draw:layer="layout" svg:width="0.083cm" svg:height="0.14cm" svg:x="7.495cm" svg:y="0.53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g>
          <svg:title>TexMaths</svg:title>
          <svg:desc>6§display§\circled{1}§svg§600§FALSE§</svg:desc>
          <draw:polygon draw:style-name="gr1" draw:text-style-name="P1" draw:layer="layout" svg:width="0.298cm" svg:height="0.298cm" svg:x="6.481cm" svg:y="1.866cm" svg:viewBox="0 0 299 299" draw:points="150,299 0,299 0,0 299,0 299,299">
            <text:p/>
          </draw:polygon>
          <draw:path draw:style-name="gr6" draw:text-style-name="P5" draw:layer="layout" svg:width="0.29cm" svg:height="0.29cm" svg:x="6.485cm" svg:y="1.87cm" svg:viewBox="0 0 291 291" svg:d="M291 146c0-81-65-146-145-146-81 0-146 65-146 146 0 80 65 145 146 145 80 0 145-65 145-145z">
            <text:p/>
          </draw:path>
          <draw:polyline draw:style-name="gr6" draw:text-style-name="P5" draw:layer="layout" svg:width="0cm" svg:height="0cm" svg:x="6.63cm" svg:y="2.015cm" svg:viewBox="0 0 0 0" draw:points="0,0">
            <text:p/>
          </draw:polyline>
          <draw:path draw:style-name="gr2" draw:text-style-name="P2" draw:layer="layout" svg:width="0.069cm" svg:height="0.14cm" svg:x="6.597cm" svg:y="1.943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8.317cm" svg:y="1.868cm" svg:viewBox="0 0 299 299" draw:points="150,299 0,299 0,0 299,0 299,299">
            <text:p/>
          </draw:polygon>
          <draw:path draw:style-name="gr6" draw:text-style-name="P5" draw:layer="layout" svg:width="0.29cm" svg:height="0.29cm" svg:x="8.321cm" svg:y="1.872cm" svg:viewBox="0 0 291 291" svg:d="M291 146c0-81-65-146-145-146-81 0-146 65-146 146 0 80 65 145 146 145 80 0 145-65 145-145z">
            <text:p/>
          </draw:path>
          <draw:polyline draw:style-name="gr6" draw:text-style-name="P5" draw:layer="layout" svg:width="0cm" svg:height="0cm" svg:x="8.466cm" svg:y="2.017cm" svg:viewBox="0 0 0 0" draw:points="0,0">
            <text:p/>
          </draw:polyline>
          <draw:path draw:style-name="gr2" draw:text-style-name="P2" draw:layer="layout" svg:width="0.087cm" svg:height="0.145cm" svg:x="8.422cm" svg:y="1.945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181cm" svg:y="1.874cm" svg:viewBox="0 0 299 299" draw:points="150,299 0,299 0,0 299,0 299,299">
            <text:p/>
          </draw:polygon>
          <draw:path draw:style-name="gr6" draw:text-style-name="P5" draw:layer="layout" svg:width="0.29cm" svg:height="0.29cm" svg:x="7.185cm" svg:y="1.878cm" svg:viewBox="0 0 291 291" svg:d="M291 146c0-81-65-146-145-146-81 0-146 65-146 146 0 80 65 145 146 145 80 0 145-65 145-145z">
            <text:p/>
          </draw:path>
          <draw:polyline draw:style-name="gr6" draw:text-style-name="P5" draw:layer="layout" svg:width="0cm" svg:height="0cm" svg:x="7.33cm" svg:y="2.023cm" svg:viewBox="0 0 0 0" draw:points="0,0">
            <text:p/>
          </draw:polyline>
          <draw:path draw:style-name="gr2" draw:text-style-name="P2" draw:layer="layout" svg:width="0.083cm" svg:height="0.14cm" svg:x="7.288cm" svg:y="1.951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line draw:style-name="gr3" draw:text-style-name="P3" draw:layer="layout" svg:x1="7.545cm" svg:y1="4.473cm" svg:x2="7.545cm" svg:y2="4.6cm">
          <text:p/>
        </draw:line>
        <draw:g>
          <svg:title>TexMaths</svg:title>
          <svg:desc>6§display§\circled{1}§svg§600§FALSE§</svg:desc>
          <draw:polygon draw:style-name="gr1" draw:text-style-name="P1" draw:layer="layout" svg:width="0.298cm" svg:height="0.298cm" svg:x="6.482cm" svg:y="3.231cm" svg:viewBox="0 0 299 299" draw:points="150,299 0,299 0,0 299,0 299,299">
            <text:p/>
          </draw:polygon>
          <draw:path draw:style-name="gr6" draw:text-style-name="P5" draw:layer="layout" svg:width="0.29cm" svg:height="0.29cm" svg:x="6.486cm" svg:y="3.235cm" svg:viewBox="0 0 291 291" svg:d="M291 146c0-81-65-146-145-146-81 0-146 65-146 146 0 80 65 145 146 145 80 0 145-65 145-145z">
            <text:p/>
          </draw:path>
          <draw:polyline draw:style-name="gr6" draw:text-style-name="P5" draw:layer="layout" svg:width="0cm" svg:height="0cm" svg:x="6.631cm" svg:y="3.38cm" svg:viewBox="0 0 0 0" draw:points="0,0">
            <text:p/>
          </draw:polyline>
          <draw:path draw:style-name="gr2" draw:text-style-name="P2" draw:layer="layout" svg:width="0.069cm" svg:height="0.14cm" svg:x="6.598cm" svg:y="3.308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8.184cm" svg:y="3.233cm" svg:viewBox="0 0 299 299" draw:points="150,299 0,299 0,0 299,0 299,299">
            <text:p/>
          </draw:polygon>
          <draw:path draw:style-name="gr6" draw:text-style-name="P5" draw:layer="layout" svg:width="0.29cm" svg:height="0.29cm" svg:x="8.188cm" svg:y="3.237cm" svg:viewBox="0 0 291 291" svg:d="M291 146c0-81-65-146-145-146-81 0-146 65-146 146 0 80 65 145 146 145 80 0 145-65 145-145z">
            <text:p/>
          </draw:path>
          <draw:polyline draw:style-name="gr6" draw:text-style-name="P5" draw:layer="layout" svg:width="0cm" svg:height="0cm" svg:x="8.333cm" svg:y="3.382cm" svg:viewBox="0 0 0 0" draw:points="0,0">
            <text:p/>
          </draw:polyline>
          <draw:path draw:style-name="gr2" draw:text-style-name="P2" draw:layer="layout" svg:width="0.087cm" svg:height="0.145cm" svg:x="8.289cm" svg:y="3.31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184cm" svg:y="3.233cm" svg:viewBox="0 0 299 299" draw:points="150,299 0,299 0,0 299,0 299,299">
            <text:p/>
          </draw:polygon>
          <draw:path draw:style-name="gr6" draw:text-style-name="P5" draw:layer="layout" svg:width="0.29cm" svg:height="0.29cm" svg:x="7.188cm" svg:y="3.237cm" svg:viewBox="0 0 291 291" svg:d="M291 146c0-81-65-146-145-146-81 0-146 65-146 146 0 80 65 145 146 145 80 0 145-65 145-145z">
            <text:p/>
          </draw:path>
          <draw:polyline draw:style-name="gr6" draw:text-style-name="P5" draw:layer="layout" svg:width="0cm" svg:height="0cm" svg:x="7.333cm" svg:y="3.382cm" svg:viewBox="0 0 0 0" draw:points="0,0">
            <text:p/>
          </draw:polyline>
          <draw:path draw:style-name="gr2" draw:text-style-name="P2" draw:layer="layout" svg:width="0.083cm" svg:height="0.14cm" svg:x="7.291cm" svg:y="3.31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9.685cm" svg:y="3.234cm" svg:viewBox="0 0 299 299" draw:points="150,299 0,299 0,0 299,0 299,299">
            <text:p/>
          </draw:polygon>
          <draw:path draw:style-name="gr6" draw:text-style-name="P5" draw:layer="layout" svg:width="0.29cm" svg:height="0.29cm" svg:x="9.689cm" svg:y="3.238cm" svg:viewBox="0 0 291 291" svg:d="M291 146c0-81-65-146-145-146-81 0-146 65-146 146 0 80 65 145 146 145 80 0 145-65 145-145z">
            <text:p/>
          </draw:path>
          <draw:polyline draw:style-name="gr6" draw:text-style-name="P5" draw:layer="layout" svg:width="0cm" svg:height="0cm" svg:x="9.834cm" svg:y="3.383cm" svg:viewBox="0 0 0 0" draw:points="0,0">
            <text:p/>
          </draw:polyline>
          <draw:path draw:style-name="gr2" draw:text-style-name="P2" draw:layer="layout" svg:width="0.087cm" svg:height="0.145cm" svg:x="9.79cm" svg:y="3.311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7§display§$\texttt{\underline{o$_\texttt{2}$}}$§svg§600§FALSE§</svg:desc>
          <draw:polygon draw:style-name="gr1" draw:text-style-name="P1" draw:layer="layout" svg:width="0.233cm" svg:height="0.182cm" svg:x="7.615cm" svg:y="1.961cm" svg:viewBox="0 0 234 183" draw:points="117,183 0,183 0,0 234,0 234,183">
            <text:p/>
          </draw:polygon>
          <draw:path draw:style-name="gr2" draw:text-style-name="P2" draw:layer="layout" svg:width="0.101cm" svg:height="0.11cm" svg:x="7.629cm" svg:y="1.958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73cm" svg:height="0.107cm" svg:x="7.753cm" svg:y="1.997cm" svg:viewBox="0 0 74 108" svg:d="M4 97c-3 1-4 3-4 5 0 6 5 6 8 6h59c5 0 7-1 7-8v-5c0-2 0-7-7-7s-7 4-7 8h-38c12-10 26-21 32-26 10-9 20-20 20-36 0-21-18-34-40-34-20 0-34 13-34 28 0 8 6 9 8 9 4 0 9-3 9-8 0-2-1-5-2-7 3-6 10-11 19-11 14 0 26 9 26 23 0 13-10 23-20 32z">
            <text:p/>
          </draw:path>
          <draw:polygon draw:style-name="gr2" draw:text-style-name="P2" draw:layer="layout" svg:width="0.233cm" svg:height="0.01cm" svg:x="7.615cm" svg:y="2.133cm" svg:viewBox="0 0 234 11" draw:points="117,11 0,11 0,0 234,0 234,11">
            <text:p/>
          </draw:polygon>
        </draw:g>
        <draw:g>
          <svg:title>TexMaths</svg:title>
          <svg:desc>7§display§$\texttt{o$_\texttt{1}$.next=o$_\texttt{1}$}$§svg§600§FALSE§</svg:desc>
          <draw:polygon draw:style-name="gr1" draw:text-style-name="P1" draw:layer="layout" svg:width="1.224cm" svg:height="0.172cm" svg:x="8.537cm" svg:y="2.283cm" svg:viewBox="0 0 1225 173" draw:points="613,173 0,173 0,0 1225,0 1225,173">
            <text:p/>
          </draw:polygon>
          <draw:path draw:style-name="gr2" draw:text-style-name="P2" draw:layer="layout" svg:width="0.101cm" svg:height="0.109cm" svg:x="8.551cm" svg:y="2.3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8.683cm" svg:y="2.348cm" svg:viewBox="0 0 61 108" svg:d="M38 8c0-3 0-8-6-8-4 0-5 2-6 4-8 16-15 17-21 17-2 0-5 2-5 6 0 2 1 6 6 6 9 0 16-6 19-7v70h-17c-2 0-7 0-7 6s5 6 7 6h45c2 0 8 0 8-6s-6-6-8-6h-15z">
            <text:p/>
          </draw:path>
          <draw:path draw:style-name="gr2" draw:text-style-name="P2" draw:layer="layout" svg:width="0.031cm" svg:height="0.03cm" svg:x="8.818cm" svg:y="2.388cm" svg:viewBox="0 0 32 31" svg:d="M32 16c0-10-8-16-16-16-10 0-16 8-16 15 0 10 8 16 15 16 10 0 17-7 17-15z">
            <text:p/>
          </draw:path>
          <draw:path draw:style-name="gr2" draw:text-style-name="P2" draw:layer="layout" svg:width="0.123cm" svg:height="0.107cm" svg:x="8.901cm" svg:y="2.311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9.04cm" svg:y="2.3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9.162cm" svg:y="2.312cm" svg:viewBox="0 0 116 106" svg:d="M64 52l28-37h10c4 0 11 0 11-7 0-8-7-8-11-8h-28c-4 0-10 0-10 8 0 7 5 7 12 7l-19 25-18-25c6 0 11 0 11-7 0-8-6-8-9-8h-29c-4 0-11 0-11 8 0 7 7 7 11 7h10l28 37-30 40h-10c-4 0-10 0-10 7s7 7 10 7h29c4 0 10 0 10-7s-5-7-13-7l21-31 23 31c-7 0-13 0-13 7s7 7 10 7h29c3 0 10 0 10-7s-6-7-10-7h-10z">
            <text:p/>
          </draw:path>
          <draw:path draw:style-name="gr2" draw:text-style-name="P2" draw:layer="layout" svg:width="0.104cm" svg:height="0.137cm" svg:x="9.29cm" svg:y="2.282cm" svg:viewBox="0 0 105 138" svg:d="M49 45h41c3 0 9 0 9-7 0-8-6-8-9-8h-41v-20c0-4 0-10-8-10-10 0-9 5-9 10v20h-21c-5 0-11 0-11 8 0 7 6 7 10 7h22v61c0 23 16 32 35 32 18 0 38-10 38-32 0-5 0-10-8-10-9 0-9 5-9 10-1 15-15 17-20 17-19 0-19-13-19-19z">
            <text:p/>
          </draw:path>
          <draw:path draw:style-name="gr2" draw:text-style-name="P2" draw:layer="layout" svg:width="0.11cm" svg:height="0.054cm" svg:x="9.423cm" svg:y="2.316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9.556cm" svg:y="2.3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9.688cm" svg:y="2.348cm" svg:viewBox="0 0 61 108" svg:d="M37 8c0-3 0-8-5-8-4 0-5 2-6 4-8 16-15 17-21 17-2 0-5 2-5 6 0 2 1 6 6 6 9 0 16-6 19-7v70h-17c-2 0-7 0-7 6s5 6 7 6h45c2 0 8 0 8-6s-6-6-8-6h-16z">
            <text:p/>
          </draw:path>
        </draw:g>
        <draw:frame draw:style-name="gr7" draw:text-style-name="P6" draw:layer="layout" svg:width="0.381cm" svg:height="0.607cm" svg:x="7.782cm" svg:y="4.083cm">
          <draw:text-box>
            <text:p><text:span text:style-name="T1">x</text:span></text:p>
          </draw:text-box>
        </draw:frame>
        <draw:g>
          <svg:title>TexMaths</svg:title>
          <svg:desc>7§display§$\textt{not acyclic}$§svg§600§FALSE§</svg:desc>
          <draw:polygon draw:style-name="gr1" draw:text-style-name="P1" draw:layer="layout" svg:width="1.151cm" svg:height="0.218cm" svg:x="8.136cm" svg:y="4.297cm" svg:viewBox="0 0 1152 219" draw:points="576,219 0,219 0,0 1152,0 1152,219">
            <text:p/>
          </draw:polygon>
          <draw:path draw:style-name="gr2" draw:text-style-name="P2" draw:layer="layout" svg:width="0.124cm" svg:height="0.108cm" svg:x="8.144cm" svg:y="4.358cm" svg:viewBox="0 0 125 109" svg:d="M20 25v65c0 12-3 12-20 12v7c8 0 21 0 28 0 6 0 20 0 28 0v-7c-17 0-20 0-20-12v-45c0-25 18-39 34-39 15 0 18 13 18 27v57c0 12-3 12-19 12v7c9 0 21 0 28 0 6 0 19 0 28 0v-7c-14 0-19 0-20-7v-48c0-21 0-29-8-38-3-4-11-9-26-9-18 0-29 11-36 26v-26l-35 3v8c18 0 20 1 20 14z">
            <text:p/>
          </draw:path>
          <draw:path draw:style-name="gr2" draw:text-style-name="P2" draw:layer="layout" svg:width="0.109cm" svg:height="0.113cm" svg:x="8.279cm" svg:y="4.357cm" svg:viewBox="0 0 110 114" svg:d="M110 58c0-32-25-58-55-58-31 0-55 27-55 58 0 32 26 56 55 56 30 0 55-24 55-56zM55 107c-11 0-21-5-28-16s-7-26-7-35c0-10 0-23 7-34 6-11 18-16 28-16 11 0 21 5 28 16 6 10 6 24 6 34 0 9 0 23-5 33-6 11-17 18-29 18z">
            <text:p/>
          </draw:path>
          <draw:path draw:style-name="gr2" draw:text-style-name="P2" draw:layer="layout" svg:width="0.077cm" svg:height="0.154cm" svg:x="8.399cm" svg:y="4.316cm" svg:viewBox="0 0 78 155" svg:d="M39 53h35v-7h-35v-46h-7c0 20-7 47-32 48v5h21v68c0 31 23 34 32 34 18 0 25-18 25-34v-14h-7v14c0 19-7 28-16 28-16 0-16-23-16-27z">
            <text:p/>
          </draw:path>
          <draw:path draw:style-name="gr2" draw:text-style-name="P2" draw:layer="layout" svg:width="0.111cm" svg:height="0.113cm" svg:x="8.583cm" svg:y="4.357cm" svg:viewBox="0 0 112 114" svg:d="M72 93c1 9 8 20 20 20 5 0 20-4 20-24v-14h-6v14c0 14-7 16-9 16-9 0-9-11-9-12v-50c0-11 0-20-10-30-9-9-21-13-33-13-20 0-38 12-38 28 0 8 5 12 12 12 6 0 11-5 11-12 0-3-1-11-12-11 6-9 18-11 26-11 12 0 26 9 26 31v9c-13 1-29 2-45 9-19 9-25 21-25 33 0 19 24 26 40 26s27-10 32-21zM70 52v24c0 24-17 33-29 33s-22-9-22-22 10-34 51-35z">
            <text:p/>
          </draw:path>
          <draw:path draw:style-name="gr2" draw:text-style-name="P2" draw:layer="layout" svg:width="0.094cm" svg:height="0.113cm" svg:x="8.703cm" svg:y="4.357cm" svg:viewBox="0 0 95 114" svg:d="M20 57c0-40 21-51 34-51 2 0 18 0 27 9-10 1-12 9-12 12 0 6 5 11 12 11 6 0 11-4 11-11 0-17-19-27-38-27-31 0-54 27-54 58s25 56 53 56c34 0 42-30 42-33 0-2-3-2-4-2-2 0-3 1-3 2-7 23-24 26-33 26-12 0-35-10-35-50z">
            <text:p/>
          </draw:path>
          <draw:path draw:style-name="gr2" draw:text-style-name="P2" draw:layer="layout" svg:width="0.12cm" svg:height="0.157cm" svg:x="8.808cm" svg:y="4.361cm" svg:viewBox="0 0 121 158" svg:d="M98 24c6-16 19-16 23-16v-8c-5 1-13 1-19 1-4 0-16-1-21-1v8c8 0 11 4 11 10 0 3 0 3-1 7l-25 60-27-67c-1-2-2-3-2-4 0-6 9-6 14-6v-8c-6 0-23 1-27 1-6 0-16 0-24-1v8c12 0 17 0 20 8l37 91c-1 3-4 11-6 14-5 14-12 31-28 31-1 0-7 0-12-5 8 0 10-6 10-10 0-7-5-10-10-10s-11 3-11 10c0 12 11 21 23 21 16 0 25-15 32-29z">
            <text:p/>
          </draw:path>
          <draw:path draw:style-name="gr2" draw:text-style-name="P2" draw:layer="layout" svg:width="0.094cm" svg:height="0.113cm" svg:x="8.941cm" svg:y="4.357cm" svg:viewBox="0 0 95 114" svg:d="M20 57c0-40 21-51 34-51 2 0 18 0 27 9-10 1-12 9-12 12 0 6 5 11 12 11 6 0 11-4 11-11 0-17-19-27-38-27-31 0-54 27-54 58s25 56 53 56c34 0 42-30 42-33 0-2-3-2-4-2-2 0-3 1-3 2-7 23-24 26-33 26-12 0-35-10-35-50z">
            <text:p/>
          </draw:path>
          <draw:path draw:style-name="gr2" draw:text-style-name="P2" draw:layer="layout" svg:width="0.054cm" svg:height="0.171cm" svg:x="9.051cm" svg:y="4.296cm" svg:viewBox="0 0 55 172" svg:d="M36 0l-36 3v8c18 0 20 1 20 14v128c0 11-3 11-20 11v8c8 0 22-1 27-1 7 0 19 1 28 1v-8c-16 0-19 0-19-11z">
            <text:p/>
          </draw:path>
          <draw:path draw:style-name="gr2" draw:text-style-name="P2" draw:layer="layout" svg:width="0.052cm" svg:height="0.164cm" svg:x="9.119cm" svg:y="4.302cm" svg:viewBox="0 0 53 165" svg:d="M36 56l-35 3v8c17 0 19 1 19 13v67c0 11-3 11-20 11v7c8 0 22 0 27 0 9 0 18 0 26 0v-7c-16 0-17-2-17-11zM37 13c0-8-6-13-13-13-8 0-13 7-13 13 0 7 5 13 13 13 7 0 13-5 13-13z">
            <text:p/>
          </draw:path>
          <draw:path draw:style-name="gr2" draw:text-style-name="P2" draw:layer="layout" svg:width="0.094cm" svg:height="0.113cm" svg:x="9.187cm" svg:y="4.357cm" svg:viewBox="0 0 95 114" svg:d="M20 57c0-40 21-51 34-51 2 0 18 0 27 9-10 1-12 9-12 12 0 6 5 11 12 11 6 0 11-4 11-11 0-17-19-27-38-27-31 0-54 27-54 58s25 56 53 56c34 0 42-30 42-33 0-2-3-2-4-2-2 0-3 1-3 2-7 23-24 26-33 26-12 0-35-10-35-50z">
            <text:p/>
          </draw:path>
        </draw:g>
        <draw:g>
          <svg:title>TexMaths</svg:title>
          <svg:desc>7§display§$\texttt{o$_\texttt{2}$.next=o$_\texttt{1}$}$§svg§600§FALSE§</svg:desc>
          <draw:polygon draw:style-name="gr1" draw:text-style-name="P1" draw:layer="layout" svg:width="1.224cm" svg:height="0.172cm" svg:x="7.993cm" svg:y="4.084cm" svg:viewBox="0 0 1225 173" draw:points="613,173 0,173 0,0 1225,0 1225,173">
            <text:p/>
          </draw:polygon>
          <draw:path draw:style-name="gr2" draw:text-style-name="P2" draw:layer="layout" svg:width="0.101cm" svg:height="0.109cm" svg:x="8.007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8.131cm" svg:y="4.149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  <draw:path draw:style-name="gr2" draw:text-style-name="P2" draw:layer="layout" svg:width="0.031cm" svg:height="0.03cm" svg:x="8.274cm" svg:y="4.189cm" svg:viewBox="0 0 32 31" svg:d="M32 16c0-10-8-16-16-16-10 0-16 8-16 15 0 10 8 16 15 16 10 0 17-7 17-15z">
            <text:p/>
          </draw:path>
          <draw:path draw:style-name="gr2" draw:text-style-name="P2" draw:layer="layout" svg:width="0.123cm" svg:height="0.107cm" svg:x="8.357cm" svg:y="4.112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8.496cm" svg:y="4.11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8.618cm" svg:y="4.113cm" svg:viewBox="0 0 116 106" svg:d="M64 52l28-37h10c4 0 11 0 11-7 0-8-7-8-11-8h-28c-4 0-10 0-10 8 0 7 5 7 12 7l-19 25-18-25c6 0 11 0 11-7 0-8-6-8-9-8h-29c-4 0-11 0-11 8 0 7 7 7 11 7h10l28 37-30 40h-10c-4 0-10 0-10 7s7 7 10 7h29c4 0 10 0 10-7s-5-7-13-7l21-31 23 31c-7 0-13 0-13 7s7 7 10 7h29c3 0 10 0 10-7s-6-7-10-7h-10z">
            <text:p/>
          </draw:path>
          <draw:path draw:style-name="gr2" draw:text-style-name="P2" draw:layer="layout" svg:width="0.104cm" svg:height="0.137cm" svg:x="8.746cm" svg:y="4.083cm" svg:viewBox="0 0 105 138" svg:d="M49 45h41c3 0 9 0 9-7 0-8-6-8-9-8h-41v-20c0-4 0-10-8-10-10 0-9 5-9 10v20h-21c-5 0-11 0-11 8 0 7 6 7 10 7h22v61c0 23 16 32 35 32 18 0 38-10 38-32 0-5 0-10-8-10-9 0-9 5-9 10-1 15-15 17-20 17-19 0-19-13-19-19z">
            <text:p/>
          </draw:path>
          <draw:path draw:style-name="gr2" draw:text-style-name="P2" draw:layer="layout" svg:width="0.11cm" svg:height="0.054cm" svg:x="8.879cm" svg:y="4.117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9.012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9.144cm" svg:y="4.149cm" svg:viewBox="0 0 61 108" svg:d="M37 8c0-3 0-8-5-8-4 0-5 2-6 4-8 16-15 17-21 17-2 0-5 2-5 6 0 2 1 6 6 6 9 0 16-6 19-7v70h-17c-2 0-7 0-7 6s5 6 7 6h45c2 0 8 0 8-6s-6-6-8-6h-16z">
            <text:p/>
          </draw:path>
        </draw:g>
        <draw:frame draw:style-name="gr7" draw:text-style-name="P6" draw:layer="layout" svg:width="0.381cm" svg:height="0.607cm" svg:x="9.307cm" svg:y="4.084cm">
          <draw:text-box>
            <text:p><text:span text:style-name="T1">x</text:span></text:p>
          </draw:text-box>
        </draw:frame>
        <draw:g>
          <svg:title>TexMaths</svg:title>
          <svg:desc>7§display§$\textt{not acyclic}$§svg§600§FALSE§</svg:desc>
          <draw:polygon draw:style-name="gr1" draw:text-style-name="P1" draw:layer="layout" svg:width="1.151cm" svg:height="0.218cm" svg:x="9.651cm" svg:y="4.299cm" svg:viewBox="0 0 1152 219" draw:points="576,219 0,219 0,0 1152,0 1152,219">
            <text:p/>
          </draw:polygon>
          <draw:path draw:style-name="gr2" draw:text-style-name="P2" draw:layer="layout" svg:width="0.124cm" svg:height="0.108cm" svg:x="9.659cm" svg:y="4.36cm" svg:viewBox="0 0 125 109" svg:d="M20 25v65c0 12-3 12-20 12v7c8 0 21 0 28 0 6 0 20 0 28 0v-7c-17 0-20 0-20-12v-45c0-25 18-39 34-39 15 0 18 13 18 27v57c0 12-3 12-19 12v7c9 0 21 0 28 0 6 0 19 0 28 0v-7c-14 0-19 0-20-7v-48c0-21 0-29-8-38-3-4-11-9-26-9-18 0-29 11-36 26v-26l-35 3v8c18 0 20 1 20 14z">
            <text:p/>
          </draw:path>
          <draw:path draw:style-name="gr2" draw:text-style-name="P2" draw:layer="layout" svg:width="0.109cm" svg:height="0.113cm" svg:x="9.794cm" svg:y="4.359cm" svg:viewBox="0 0 110 114" svg:d="M110 58c0-32-25-58-55-58-31 0-55 27-55 58 0 32 26 56 55 56 30 0 55-24 55-56zM55 107c-11 0-21-5-28-16s-7-26-7-35c0-10 0-23 7-34 6-11 18-16 28-16 11 0 21 5 28 16 6 10 6 24 6 34 0 9 0 23-5 33-6 11-17 18-29 18z">
            <text:p/>
          </draw:path>
          <draw:path draw:style-name="gr2" draw:text-style-name="P2" draw:layer="layout" svg:width="0.077cm" svg:height="0.154cm" svg:x="9.914cm" svg:y="4.318cm" svg:viewBox="0 0 78 155" svg:d="M39 53h35v-7h-35v-46h-7c0 20-7 47-32 48v5h21v68c0 31 23 34 32 34 18 0 25-18 25-34v-14h-7v14c0 19-7 28-16 28-16 0-16-23-16-27z">
            <text:p/>
          </draw:path>
          <draw:path draw:style-name="gr2" draw:text-style-name="P2" draw:layer="layout" svg:width="0.111cm" svg:height="0.113cm" svg:x="10.098cm" svg:y="4.359cm" svg:viewBox="0 0 112 114" svg:d="M72 93c1 9 8 20 20 20 5 0 20-4 20-24v-14h-6v14c0 14-7 16-9 16-9 0-9-11-9-12v-50c0-11 0-20-10-30-9-9-21-13-33-13-20 0-38 12-38 28 0 8 5 12 12 12 6 0 11-5 11-12 0-3-1-11-12-11 6-9 18-11 26-11 12 0 26 9 26 31v9c-13 1-29 2-45 9-19 9-25 21-25 33 0 19 24 26 40 26s27-10 32-21zM70 52v24c0 24-17 33-29 33s-22-9-22-22 10-34 51-35z">
            <text:p/>
          </draw:path>
          <draw:path draw:style-name="gr2" draw:text-style-name="P2" draw:layer="layout" svg:width="0.094cm" svg:height="0.113cm" svg:x="10.218cm" svg:y="4.359cm" svg:viewBox="0 0 95 114" svg:d="M20 57c0-40 21-51 34-51 2 0 18 0 27 9-10 1-12 9-12 12 0 6 5 11 12 11 6 0 11-4 11-11 0-17-19-27-38-27-31 0-54 27-54 58s25 56 53 56c34 0 42-30 42-33 0-2-3-2-4-2-2 0-3 1-3 2-7 23-24 26-33 26-12 0-35-10-35-50z">
            <text:p/>
          </draw:path>
          <draw:path draw:style-name="gr2" draw:text-style-name="P2" draw:layer="layout" svg:width="0.12cm" svg:height="0.157cm" svg:x="10.323cm" svg:y="4.363cm" svg:viewBox="0 0 121 158" svg:d="M98 24c6-16 19-16 23-16v-8c-5 1-13 1-19 1-4 0-16-1-21-1v8c8 0 11 4 11 10 0 3 0 3-1 7l-25 60-27-67c-1-2-2-3-2-4 0-6 9-6 14-6v-8c-6 0-23 1-27 1-6 0-16 0-24-1v8c12 0 17 0 20 8l37 91c-1 3-4 11-6 14-5 14-12 31-28 31-1 0-7 0-12-5 8 0 10-6 10-10 0-7-5-10-10-10s-11 3-11 10c0 12 11 21 23 21 16 0 25-15 32-29z">
            <text:p/>
          </draw:path>
          <draw:path draw:style-name="gr2" draw:text-style-name="P2" draw:layer="layout" svg:width="0.094cm" svg:height="0.113cm" svg:x="10.456cm" svg:y="4.359cm" svg:viewBox="0 0 95 114" svg:d="M20 57c0-40 21-51 34-51 2 0 18 0 27 9-10 1-12 9-12 12 0 6 5 11 12 11 6 0 11-4 11-11 0-17-19-27-38-27-31 0-54 27-54 58s25 56 53 56c34 0 42-30 42-33 0-2-3-2-4-2-2 0-3 1-3 2-7 23-24 26-33 26-12 0-35-10-35-50z">
            <text:p/>
          </draw:path>
          <draw:path draw:style-name="gr2" draw:text-style-name="P2" draw:layer="layout" svg:width="0.054cm" svg:height="0.171cm" svg:x="10.566cm" svg:y="4.298cm" svg:viewBox="0 0 55 172" svg:d="M36 0l-36 3v8c18 0 20 1 20 14v128c0 11-3 11-20 11v8c8 0 22-1 27-1 7 0 19 1 28 1v-8c-16 0-19 0-19-11z">
            <text:p/>
          </draw:path>
          <draw:path draw:style-name="gr2" draw:text-style-name="P2" draw:layer="layout" svg:width="0.052cm" svg:height="0.164cm" svg:x="10.634cm" svg:y="4.304cm" svg:viewBox="0 0 53 165" svg:d="M36 56l-35 3v8c17 0 19 1 19 13v67c0 11-3 11-20 11v7c8 0 22 0 27 0 9 0 18 0 26 0v-7c-16 0-17-2-17-11zM37 13c0-8-6-13-13-13-8 0-13 7-13 13 0 7 5 13 13 13 7 0 13-5 13-13z">
            <text:p/>
          </draw:path>
          <draw:path draw:style-name="gr2" draw:text-style-name="P2" draw:layer="layout" svg:width="0.094cm" svg:height="0.113cm" svg:x="10.702cm" svg:y="4.359cm" svg:viewBox="0 0 95 114" svg:d="M20 57c0-40 21-51 34-51 2 0 18 0 27 9-10 1-12 9-12 12 0 6 5 11 12 11 6 0 11-4 11-11 0-17-19-27-38-27-31 0-54 27-54 58s25 56 53 56c34 0 42-30 42-33 0-2-3-2-4-2-2 0-3 1-3 2-7 23-24 26-33 26-12 0-35-10-35-50z">
            <text:p/>
          </draw:path>
        </draw:g>
        <draw:g>
          <svg:title>TexMaths</svg:title>
          <svg:desc>7§display§$\texttt{o$_\texttt{2}$.next=o$_\texttt{2}$}$§svg§600§FALSE§</svg:desc>
          <draw:polygon draw:style-name="gr1" draw:text-style-name="P1" draw:layer="layout" svg:width="1.224cm" svg:height="0.172cm" svg:x="9.493cm" svg:y="4.084cm" svg:viewBox="0 0 1225 173" draw:points="613,173 0,173 0,0 1225,0 1225,173">
            <text:p/>
          </draw:polygon>
          <draw:path draw:style-name="gr2" draw:text-style-name="P2" draw:layer="layout" svg:width="0.101cm" svg:height="0.109cm" svg:x="9.507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9.631cm" svg:y="4.149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  <draw:path draw:style-name="gr2" draw:text-style-name="P2" draw:layer="layout" svg:width="0.031cm" svg:height="0.03cm" svg:x="9.774cm" svg:y="4.189cm" svg:viewBox="0 0 32 31" svg:d="M32 16c0-10-8-16-16-16-10 0-16 8-16 15 0 10 8 16 15 16 10 0 17-7 17-15z">
            <text:p/>
          </draw:path>
          <draw:path draw:style-name="gr2" draw:text-style-name="P2" draw:layer="layout" svg:width="0.123cm" svg:height="0.107cm" svg:x="9.857cm" svg:y="4.112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9.996cm" svg:y="4.11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10.118cm" svg:y="4.113cm" svg:viewBox="0 0 116 106" svg:d="M64 52l28-37h10c4 0 11 0 11-7 0-8-7-8-11-8h-28c-4 0-10 0-10 8 0 7 5 7 12 7l-19 25-18-25c6 0 11 0 11-7 0-8-6-8-9-8h-29c-4 0-11 0-11 8 0 7 7 7 11 7h10l28 37-30 40h-10c-4 0-10 0-10 7s7 7 10 7h29c4 0 10 0 10-7s-5-7-13-7l21-31 23 31c-7 0-13 0-13 7s7 7 10 7h29c3 0 10 0 10-7s-6-7-10-7h-10z">
            <text:p/>
          </draw:path>
          <draw:path draw:style-name="gr2" draw:text-style-name="P2" draw:layer="layout" svg:width="0.104cm" svg:height="0.137cm" svg:x="10.246cm" svg:y="4.083cm" svg:viewBox="0 0 105 138" svg:d="M49 45h41c3 0 9 0 9-7 0-8-6-8-9-8h-41v-20c0-4 0-10-8-10-10 0-9 5-9 10v20h-21c-5 0-11 0-11 8 0 7 6 7 10 7h22v61c0 23 16 32 35 32 18 0 38-10 38-32 0-5 0-10-8-10-9 0-9 5-9 10-1 15-15 17-20 17-19 0-19-13-19-19z">
            <text:p/>
          </draw:path>
          <draw:path draw:style-name="gr2" draw:text-style-name="P2" draw:layer="layout" svg:width="0.11cm" svg:height="0.054cm" svg:x="10.379cm" svg:y="4.117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10.512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10.635cm" svg:y="4.149cm" svg:viewBox="0 0 74 108" svg:d="M4 96c-3 2-4 3-4 6 0 6 5 6 8 6h59c5 0 7-2 7-8v-5c0-3-1-7-7-7-7 0-7 4-7 8h-38c12-11 26-21 32-26 10-9 20-20 20-36 0-21-18-34-40-34-20 0-34 13-34 28 0 8 6 9 8 9 4 0 9-3 9-8 0-2-1-5-2-7 2-6 10-11 19-11 14 0 26 9 26 23 0 13-10 23-20 32z">
            <text:p/>
          </draw:path>
        </draw:g>
        <draw:g>
          <svg:title>TexMaths</svg:title>
          <svg:desc>7§display§$\texttt{\underline{o$_\texttt{1}$}}$§svg§600§FALSE§</svg:desc>
          <draw:polygon draw:style-name="gr1" draw:text-style-name="P1" draw:layer="layout" svg:width="0.233cm" svg:height="0.182cm" svg:x="7.744cm" svg:y="0.537cm" svg:viewBox="0 0 234 183" draw:points="117,183 0,183 0,0 234,0 234,183">
            <text:p/>
          </draw:polygon>
          <draw:path draw:style-name="gr2" draw:text-style-name="P2" draw:layer="layout" svg:width="0.101cm" svg:height="0.11cm" svg:x="7.758cm" svg:y="0.534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6cm" svg:height="0.107cm" svg:x="7.89cm" svg:y="0.573cm" svg:viewBox="0 0 61 108" svg:d="M38 8c0-3 0-8-6-8-4 0-5 2-6 4-8 16-15 17-21 17-2 0-5 2-5 6 0 2 1 6 6 6 9 0 16-6 19-7v70h-17c-2 0-7 0-7 6s5 6 7 6h45c2 0 8 0 8-6s-6-6-8-6h-15z">
            <text:p/>
          </draw:path>
          <draw:polygon draw:style-name="gr2" draw:text-style-name="P2" draw:layer="layout" svg:width="0.233cm" svg:height="0.01cm" svg:x="7.744cm" svg:y="0.709cm" svg:viewBox="0 0 234 11" draw:points="117,11 0,11 0,0 234,0 234,11">
            <text:p/>
          </draw:polygon>
        </draw:g>
        <draw:g>
          <svg:title>TexMaths</svg:title>
          <svg:desc>7§display§$\texttt{\underline{o$_\texttt{3}$}}$§svg§600§FALSE§</svg:desc>
          <draw:polygon draw:style-name="gr1" draw:text-style-name="P1" draw:layer="layout" svg:width="0.233cm" svg:height="0.182cm" svg:x="7.623cm" svg:y="3.326cm" svg:viewBox="0 0 234 183" draw:points="117,183 0,183 0,0 234,0 234,183">
            <text:p/>
          </draw:polygon>
          <draw:path draw:style-name="gr2" draw:text-style-name="P2" draw:layer="layout" svg:width="0.101cm" svg:height="0.11cm" svg:x="7.637cm" svg:y="3.323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76cm" svg:height="0.108cm" svg:x="7.76cm" svg:y="3.362cm" svg:viewBox="0 0 77 109" svg:d="M38 56c18 0 26 13 26 21 0 11-10 21-25 21-3 0-17 0-24-8 1-2 1-2 2-4 0 0 0-1 0-2 0-4-4-8-9-8-4 0-8 3-8 9 0 15 17 24 39 24 23 0 38-16 38-32 0-9-6-21-19-27 8-6 13-15 13-25 0-14-13-25-32-25-21 0-34 8-34 20 0 6 4 9 9 9 4 0 8-4 8-8 0-3 0-4-1-5 5-5 16-5 18-5 11 0 19 7 19 14 0 2-1 9-6 14s-10 5-16 5c-10 1-13 1-13 7 0 5 5 5 8 5z">
            <text:p/>
          </draw:path>
          <draw:polygon draw:style-name="gr2" draw:text-style-name="P2" draw:layer="layout" svg:width="0.233cm" svg:height="0.01cm" svg:x="7.623cm" svg:y="3.498cm" svg:viewBox="0 0 234 11" draw:points="117,11 0,11 0,0 234,0 234,11">
            <text:p/>
          </draw:polygon>
        </draw:g>
        <draw:g>
          <svg:title>TexMaths</svg:title>
          <svg:desc>6§display§\circled{1} $\textt{~reference is }\texttt{null}$§svg§600§FALSE§</svg:desc>
          <draw:polygon draw:style-name="gr1" draw:text-style-name="P1" draw:layer="layout" svg:width="1.905cm" svg:height="0.298cm" svg:x="9.572cm" svg:y="0.465cm" svg:viewBox="0 0 1906 299" draw:points="953,299 0,299 0,0 1906,0 1906,299">
            <text:p/>
          </draw:polygon>
          <draw:path draw:style-name="gr6" draw:text-style-name="P5" draw:layer="layout" svg:width="0.29cm" svg:height="0.29cm" svg:x="9.576cm" svg:y="0.469cm" svg:viewBox="0 0 291 291" svg:d="M291 146c0-81-65-146-145-146-81 0-146 65-146 146 0 80 65 145 146 145 80 0 145-65 145-145z">
            <text:p/>
          </draw:path>
          <draw:polyline draw:style-name="gr6" draw:text-style-name="P5" draw:layer="layout" svg:width="0cm" svg:height="0cm" svg:x="9.721cm" svg:y="0.614cm" svg:viewBox="0 0 0 0" draw:points="0,0">
            <text:p/>
          </draw:polyline>
          <draw:path draw:style-name="gr2" draw:text-style-name="P2" draw:layer="layout" svg:width="0.069cm" svg:height="0.14cm" svg:x="9.688cm" svg:y="0.542cm" svg:viewBox="0 0 70 141" svg:d="M44 5c0-4 0-5-5-5-13 14-32 14-39 14v6c4 0 17 0 28-6v110c0 8-1 10-20 10h-7v7c8-1 26-1 35-1 8 0 27 0 34 1v-7h-6c-20 0-20-2-20-10z">
            <text:p/>
          </draw:path>
          <draw:path draw:style-name="gr2" draw:text-style-name="P2" draw:layer="layout" svg:width="0.07cm" svg:height="0.092cm" svg:x="9.948cm" svg:y="0.589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81cm" svg:height="0.096cm" svg:x="10.03cm" svg:y="0.588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68cm" svg:height="0.148cm" svg:x="10.124cm" svg:y="0.534cm" svg:viewBox="0 0 69 149" svg:d="M30 58v-24c0-19 10-29 20-29 0 0 3 0 7 1-3 1-7 4-7 9s4 9 9 9c7 0 10-4 10-9 0-8-8-15-19-15-15 0-33 11-33 34v24h-17v7h17v68c0 10-3 10-17 10v6c8 0 19 0 25 0 8 0 18 0 27 0v-6h-5c-16 0-16-3-16-11v-67h24v-7z">
            <text:p/>
          </draw:path>
          <draw:path draw:style-name="gr2" draw:text-style-name="P2" draw:layer="layout" svg:width="0.081cm" svg:height="0.096cm" svg:x="10.187cm" svg:y="0.588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281cm" svg:y="0.589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81cm" svg:height="0.096cm" svg:x="10.363cm" svg:y="0.588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6cm" svg:height="0.092cm" svg:x="10.457cm" svg:y="0.589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8cm" svg:height="0.096cm" svg:x="10.574cm" svg:y="0.588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81cm" svg:height="0.096cm" svg:x="10.667cm" svg:y="0.588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45cm" svg:height="0.14cm" svg:x="10.831cm" svg:y="0.541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069cm" svg:height="0.096cm" svg:x="10.89cm" svg:y="0.588cm" svg:viewBox="0 0 70 97" svg:d="M37 54c5 1 22 4 22 19 0 11-7 20-24 20-18 0-25-13-29-31-1-2-1-3-3-3-3 0-3 2-3 5v28c0 4 0 5 2 5s2 0 6-4c0 0 0-1 4-5 9 9 19 9 23 9 25 0 35-14 35-29 0-12-7-18-9-20-8-7-15-9-24-10-12-3-27-6-27-18 0-7 6-16 24-16 24 0 24 19 25 26 0 2 2 2 2 2 3 0 3-1 3-6v-21c0-4 0-5-2-5-1 0-1 0-4 2-1 2-3 3-4 4-8-6-17-6-20-6-26 0-34 14-34 26 0 8 4 14 9 18 7 6 13 7 28 10z">
            <text:p/>
          </draw:path>
          <draw:path draw:style-name="gr2" draw:text-style-name="P2" draw:layer="layout" svg:width="0.105cm" svg:height="0.092cm" svg:x="11.038cm" svg:y="0.59cm" svg:viewBox="0 0 106 93" svg:d="M32 11c0-7 0-10-8-10h-15c-4 0-9 0-9 7 0 6 5 6 8 6h10v66h-9c-4 0-9 0-9 6 0 7 5 7 8 7h34c3 0 8 0 8-7 0-6-4-6-8-6h-10v-38c0-21 17-29 27-29 11 0 14 6 14 19v48h-8c-3 0-9 0-9 6 0 7 6 7 9 7h33c3 0 8 0 8-7 0-6-5-6-9-6h-9v-49c0-22-11-31-27-31-15 0-24 7-29 11z">
            <text:p/>
          </draw:path>
          <draw:path draw:style-name="gr2" draw:text-style-name="P2" draw:layer="layout" svg:width="0.105cm" svg:height="0.092cm" svg:x="11.149cm" svg:y="0.591cm" svg:viewBox="0 0 106 93" svg:d="M73 84c1 7 5 7 9 7h15c4 0 9 0 9-7 0-6-5-6-8-6h-10v-69c0-7-1-9-8-9h-16c-3 0-9 0-9 7 0 6 6 6 9 6h9v45c0 19-17 22-24 22-17 0-17-7-17-14v-57c0-7-1-9-8-9h-15c-4 0-9 0-9 7 0 6 5 6 8 6h10v54c0 20 14 26 30 26 9 0 17-3 25-9z">
            <text:p/>
          </draw:path>
          <draw:path draw:style-name="gr2" draw:text-style-name="P2" draw:layer="layout" svg:width="0.086cm" svg:height="0.128cm" svg:x="11.269cm" svg:y="0.554cm" svg:viewBox="0 0 87 129" svg:d="M51 8c0-6-2-8-9-8h-33c-4 0-9 0-9 7 0 6 5 6 8 6h28v103h-27c-4 0-9 0-9 7 0 6 5 6 8 6h71c3 0 8 0 8-6 0-7-5-7-8-7h-28z">
            <text:p/>
          </draw:path>
          <draw:path draw:style-name="gr2" draw:text-style-name="P2" draw:layer="layout" svg:width="0.086cm" svg:height="0.128cm" svg:x="11.379cm" svg:y="0.554cm" svg:viewBox="0 0 87 129" svg:d="M51 8c0-6-2-8-9-8h-34c-3 0-8 0-8 7 0 6 5 6 8 6h28v103h-28c-3 0-8 0-8 7 0 6 5 6 8 6h71c3 0 8 0 8-6 0-7-5-7-8-7h-28z">
            <text:p/>
          </draw:path>
        </draw:g>
        <draw:g>
          <svg:title>TexMaths</svg:title>
          <svg:desc>6§display§\circled{2} $\textt{~reference to a new object \underline{\texttt{o}}}$§svg§600§FALSE§</svg:desc>
          <draw:polygon draw:style-name="gr1" draw:text-style-name="P1" draw:layer="layout" svg:width="2.863cm" svg:height="0.298cm" svg:x="9.579cm" svg:y="0.864cm" svg:viewBox="0 0 2864 299" draw:points="1432,299 0,299 0,0 2864,0 2864,299">
            <text:p/>
          </draw:polygon>
          <draw:path draw:style-name="gr6" draw:text-style-name="P5" draw:layer="layout" svg:width="0.29cm" svg:height="0.29cm" svg:x="9.583cm" svg:y="0.868cm" svg:viewBox="0 0 291 291" svg:d="M291 146c0-81-65-146-145-146-81 0-146 65-146 146 0 80 65 145 146 145 80 0 145-65 145-145z">
            <text:p/>
          </draw:path>
          <draw:polyline draw:style-name="gr6" draw:text-style-name="P5" draw:layer="layout" svg:width="0cm" svg:height="0cm" svg:x="9.728cm" svg:y="1.013cm" svg:viewBox="0 0 0 0" draw:points="0,0">
            <text:p/>
          </draw:polyline>
          <draw:path draw:style-name="gr2" draw:text-style-name="P2" draw:layer="layout" svg:width="0.084cm" svg:height="0.14cm" svg:x="9.686cm" svg:y="0.941cm" svg:viewBox="0 0 85 141" svg:d="M16 125l23-22c33-29 46-41 46-62 0-24-20-41-45-41-24 0-40 19-40 38 0 12 11 12 11 12 4 0 11-3 11-11 0-5-3-11-11-11-1 0-2 0-3 0 5-14 17-21 29-21 19 0 28 17 28 34s-10 34-22 46l-41 46c-2 2-2 3-2 8h79l6-37h-6c0 6-2 16-4 19-2 2-16 2-20 2z">
            <text:p/>
          </draw:path>
          <draw:path draw:style-name="gr2" draw:text-style-name="P2" draw:layer="layout" svg:width="0.07cm" svg:height="0.092cm" svg:x="9.955cm" svg:y="0.988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81cm" svg:height="0.096cm" svg:x="10.037cm" svg:y="0.987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68cm" svg:height="0.148cm" svg:x="10.131cm" svg:y="0.933cm" svg:viewBox="0 0 69 149" svg:d="M30 58v-24c0-19 10-29 20-29 0 0 3 0 7 1-3 1-7 4-7 9s4 9 9 9c7 0 10-4 10-9 0-8-8-15-19-15-15 0-33 11-33 34v24h-17v7h17v68c0 10-3 10-17 10v6c8 0 19 0 25 0 8 0 18 0 27 0v-6h-5c-16 0-16-3-16-11v-67h24v-7z">
            <text:p/>
          </draw:path>
          <draw:path draw:style-name="gr2" draw:text-style-name="P2" draw:layer="layout" svg:width="0.081cm" svg:height="0.096cm" svg:x="10.194cm" svg:y="0.987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288cm" svg:y="0.988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81cm" svg:height="0.096cm" svg:x="10.37cm" svg:y="0.987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6cm" svg:height="0.092cm" svg:x="10.464cm" svg:y="0.988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8cm" svg:height="0.096cm" svg:x="10.581cm" svg:y="0.987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81cm" svg:height="0.096cm" svg:x="10.673cm" svg:y="0.987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66cm" svg:height="0.131cm" svg:x="10.835cm" svg:y="0.951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93cm" svg:height="0.096cm" svg:x="10.919cm" svg:y="0.987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94cm" svg:height="0.096cm" svg:x="11.097cm" svg:y="0.987cm" svg:viewBox="0 0 95 97" svg:d="M62 79c0 8 6 17 16 17 5 0 17-3 17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106cm" svg:height="0.092cm" svg:x="11.27cm" svg:y="0.988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81cm" svg:height="0.096cm" svg:x="11.386cm" svg:y="0.987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44cm" svg:height="0.092cm" svg:x="11.477cm" svg:y="0.99cm" svg:viewBox="0 0 145 93" svg:d="M127 20c4-10 10-13 18-13v-7c-5 1-11 1-15 1-6 0-16-1-20-1v7c8 0 12 4 12 10 0 1 0 2-1 4l-19 54-21-59c-1-2-1-3-1-3 0-6 8-6 12-6v-7c-6 0-16 1-22 1s-12 0-18-1v7c7 0 10 0 13 3 1 1 3 7 5 12l-18 51-21-57c-1-2-1-3-1-3 0-6 8-6 13-6v-7c-6 0-18 1-23 1-1 0-12 0-20-1v7c11 0 13 0 16 7l27 75c0 3 1 4 4 4s3-1 4-4l22-60 21 61c1 2 1 3 4 3s3-1 5-3z">
            <text:p/>
          </draw:path>
          <draw:path draw:style-name="gr2" draw:text-style-name="P2" draw:layer="layout" svg:width="0.093cm" svg:height="0.096cm" svg:x="11.701cm" svg:y="0.987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103cm" svg:height="0.148cm" svg:x="11.806cm" svg:y="0.935cm" svg:viewBox="0 0 104 149" svg:d="M31 67v-67l-31 2v7c15 0 17 1 17 12v126h5c0 0 2-3 7-13 3 4 12 15 28 15 26 0 47-21 47-48s-20-48-45-48c-16 0-25 11-28 14zM31 123v-44c0-4 0-4 3-8 8-11 19-13 25-13 9 0 17 6 22 13 5 9 6 21 6 30 0 7-1 21-7 30-4 6-12 13-24 13-9 0-17-4-22-13-3-4-3-5-3-8z">
            <text:p/>
          </draw:path>
          <draw:path draw:style-name="gr2" draw:text-style-name="P2" draw:layer="layout" svg:width="0.052cm" svg:height="0.184cm" svg:x="11.92cm" svg:y="0.94cm" svg:viewBox="0 0 53 185" svg:d="M53 48l-32 2v7c16 0 18 1 18 12v83c0 10-2 28-16 28 0 0-5 0-11-3 4-1 8-4 8-9 0-6-4-10-10-10s-10 4-10 10c0 11 12 17 24 17 16 0 29-14 29-33zM53 11c0-6-5-11-11-11s-11 5-11 11 5 11 11 11 11-5 11-11z">
            <text:p/>
          </draw:path>
          <draw:path draw:style-name="gr2" draw:text-style-name="P2" draw:layer="layout" svg:width="0.081cm" svg:height="0.096cm" svg:x="11.999cm" svg:y="0.987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8cm" svg:height="0.096cm" svg:x="12.093cm" svg:y="0.987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66cm" svg:height="0.131cm" svg:x="12.184cm" svg:y="0.951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6cm" svg:height="0.094cm" svg:x="12.343cm" svg:y="0.989cm" svg:viewBox="0 0 87 95" svg:d="M87 47c0-26-20-47-43-47-24 0-44 21-44 47 0 27 20 48 44 48 23 0 43-21 43-48zM44 81c-16 0-30-15-30-35 0-19 14-33 30-33 15 0 29 14 29 33 0 20-14 35-29 35z">
            <text:p/>
          </draw:path>
          <draw:polygon draw:style-name="gr2" draw:text-style-name="P2" draw:layer="layout" svg:width="0.111cm" svg:height="0.008cm" svg:x="12.331cm" svg:y="1.107cm" svg:viewBox="0 0 112 9" draw:points="56,9 0,9 0,0 112,0 112,9">
            <text:p/>
          </draw:polygon>
        </draw:g>
        <draw:g>
          <svg:title>TexMaths</svg:title>
          <svg:desc>6§display§\circled{3}  $\textt{~reference to a previously}$§svg§600§FALSE§</svg:desc>
          <draw:polygon draw:style-name="gr1" draw:text-style-name="P1" draw:layer="layout" svg:width="2.622cm" svg:height="0.298cm" svg:x="9.578cm" svg:y="1.264cm" svg:viewBox="0 0 2623 299" draw:points="1312,299 0,299 0,0 2623,0 2623,299">
            <text:p/>
          </draw:polygon>
          <draw:path draw:style-name="gr6" draw:text-style-name="P5" draw:layer="layout" svg:width="0.29cm" svg:height="0.29cm" svg:x="9.582cm" svg:y="1.268cm" svg:viewBox="0 0 291 291" svg:d="M291 146c0-81-65-146-145-146-81 0-146 65-146 146 0 80 65 145 146 145 80 0 145-65 145-145z">
            <text:p/>
          </draw:path>
          <draw:polyline draw:style-name="gr6" draw:text-style-name="P5" draw:layer="layout" svg:width="0cm" svg:height="0cm" svg:x="9.727cm" svg:y="1.413cm" svg:viewBox="0 0 0 0" draw:points="0,0">
            <text:p/>
          </draw:polyline>
          <draw:path draw:style-name="gr2" draw:text-style-name="P2" draw:layer="layout" svg:width="0.087cm" svg:height="0.145cm" svg:x="9.684cm" svg:y="1.341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  <draw:path draw:style-name="gr2" draw:text-style-name="P2" draw:layer="layout" svg:width="0.07cm" svg:height="0.092cm" svg:x="9.954cm" svg:y="1.388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81cm" svg:height="0.096cm" svg:x="10.036cm" svg:y="1.387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68cm" svg:height="0.148cm" svg:x="10.13cm" svg:y="1.333cm" svg:viewBox="0 0 69 149" svg:d="M30 58v-24c0-19 10-29 20-29 0 0 3 0 7 1-3 1-7 4-7 9s4 9 9 9c7 0 10-4 10-9 0-8-8-15-19-15-15 0-33 11-33 34v24h-17v7h17v68c0 10-3 10-17 10v6c8 0 19 0 25 0 8 0 18 0 27 0v-6h-5c-16 0-16-3-16-11v-67h24v-7z">
            <text:p/>
          </draw:path>
          <draw:path draw:style-name="gr2" draw:text-style-name="P2" draw:layer="layout" svg:width="0.081cm" svg:height="0.096cm" svg:x="10.193cm" svg:y="1.387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287cm" svg:y="1.388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81cm" svg:height="0.096cm" svg:x="10.369cm" svg:y="1.387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6cm" svg:height="0.092cm" svg:x="10.463cm" svg:y="1.388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8cm" svg:height="0.096cm" svg:x="10.58cm" svg:y="1.387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81cm" svg:height="0.096cm" svg:x="10.672cm" svg:y="1.387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66cm" svg:height="0.131cm" svg:x="10.834cm" svg:y="1.351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93cm" svg:height="0.096cm" svg:x="10.918cm" svg:y="1.387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94cm" svg:height="0.096cm" svg:x="11.096cm" svg:y="1.387cm" svg:viewBox="0 0 95 97" svg:d="M62 79c0 8 6 17 16 17 5 0 17-3 17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103cm" svg:height="0.134cm" svg:x="11.268cm" svg:y="1.388cm" svg:viewBox="0 0 104 135" svg:d="M31 14v-14l-31 2v7c15 0 17 1 17 10v100c0 9-3 9-17 9v7c7-1 18-1 24-1 5 0 16 0 24 1v-7c-14 0-17 0-17-9v-36-2c1 3 10 15 26 15 25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7cm" svg:height="0.092cm" svg:x="11.385cm" svg:y="1.388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81cm" svg:height="0.096cm" svg:x="11.467cm" svg:y="1.387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3cm" svg:height="0.092cm" svg:x="11.558cm" svg:y="1.39cm" svg:viewBox="0 0 104 93" svg:d="M84 21c2-5 6-14 20-14v-7c-5 1-12 1-16 1-5 0-15-1-18-1v7c7 0 10 4 10 9 0 1-1 3-2 5l-22 54-23-59c-1-3-1-3-1-4 0-5 8-5 12-5v-7c-7 0-19 1-24 1s-13 0-20-1v7c13 0 14 1 17 7l30 76c2 3 2 3 5 3s4-1 4-3z">
            <text:p/>
          </draw:path>
          <draw:path draw:style-name="gr2" draw:text-style-name="P2" draw:layer="layout" svg:width="0.045cm" svg:height="0.14cm" svg:x="11.672cm" svg:y="1.34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093cm" svg:height="0.096cm" svg:x="11.73cm" svg:y="1.387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106cm" svg:height="0.095cm" svg:x="11.836cm" svg:y="1.388cm" svg:viewBox="0 0 107 96" svg:d="M76 77v19l31-3v-6c-15 0-17-1-17-12v-75l-31 2v7c15 0 17 1 17 12v38c0 18-11 32-26 32-18 0-19-10-19-21v-70l-31 2v7c17 0 17 1 17 19v32c0 17 0 36 32 36 12 0 21-6 27-19z">
            <text:p/>
          </draw:path>
          <draw:path draw:style-name="gr2" draw:text-style-name="P2" draw:layer="layout" svg:width="0.069cm" svg:height="0.096cm" svg:x="11.953cm" svg:y="1.387cm" svg:viewBox="0 0 70 97" svg:d="M37 54c5 1 22 4 22 19 0 11-7 20-24 20-18 0-25-13-29-31-1-2-1-3-3-3-3 0-3 2-3 5v28c0 4 0 5 2 5s2 0 6-4c0 0 0-1 4-5 9 9 19 9 23 9 25 0 35-14 35-29 0-12-7-18-9-20-8-7-15-9-24-10-12-3-27-6-27-18 0-7 6-16 24-16 24 0 25 19 25 26 0 2 2 2 2 2 3 0 3-1 3-6v-21c0-4 0-5-2-5-1 0-1 0-4 2-1 2-3 3-4 4-8-6-17-6-20-6-26 0-34 14-34 26 0 8 4 14 9 18 7 6 13 7 28 10z">
            <text:p/>
          </draw:path>
          <draw:path draw:style-name="gr2" draw:text-style-name="P2" draw:layer="layout" svg:width="0.046cm" svg:height="0.146cm" svg:x="12.035cm" svg:y="1.335cm" svg:viewBox="0 0 47 147" svg:d="M31 0l-31 2v7c15 0 17 1 17 12v110c0 9-3 9-17 9v7c7 0 19-1 24-1s16 1 23 1v-7c-14 0-16 0-16-9z">
            <text:p/>
          </draw:path>
          <draw:path draw:style-name="gr2" draw:text-style-name="P2" draw:layer="layout" svg:width="0.103cm" svg:height="0.134cm" svg:x="12.091cm" svg:y="1.39cm" svg:viewBox="0 0 104 135" svg:d="M84 20c5-13 16-13 20-13v-7c-5 1-12 1-16 1s-14-1-18-1v7c6 0 9 3 9 9 0 2 0 2-1 5l-22 52-23-57c-1-2-1-3-1-4 0-5 8-5 12-5v-7c-6 0-20 1-24 1-5 0-13 0-20-1v7c10 0 14 0 17 7l32 77c-1 3-4 10-5 13-5 11-11 26-24 26-1 0-6 0-10-4 6-1 8-6 8-9 0-6-4-9-9-9-4 0-9 3-9 9 0 10 9 18 20 18 13 0 21-13 27-25z">
            <text:p/>
          </draw:path>
        </draw:g>
        <draw:g>
          <svg:title>TexMaths</svg:title>
          <svg:desc>6§display§$\textt{~allocated object}$§svg§600§FALSE§</svg:desc>
          <draw:polygon draw:style-name="gr1" draw:text-style-name="P1" draw:layer="layout" svg:width="1.459cm" svg:height="0.186cm" svg:x="9.949cm" svg:y="1.551cm" svg:viewBox="0 0 1460 187" draw:points="730,187 0,187 0,0 1460,0 1460,187">
            <text:p/>
          </draw:polygon>
          <draw:path draw:style-name="gr2" draw:text-style-name="P2" draw:layer="layout" svg:width="0.095cm" svg:height="0.096cm" svg:x="9.958cm" svg:y="1.602cm" svg:viewBox="0 0 96 97" svg:d="M62 79c0 9 6 17 17 17 4 0 17-2 17-20v-12h-5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046cm" svg:height="0.146cm" svg:x="10.061cm" svg:y="1.55cm" svg:viewBox="0 0 47 147" svg:d="M31 0l-31 2v7c15 0 17 1 17 12v110c0 9-3 9-17 9v7c7 0 19-1 24-1s16 1 23 1v-7c-14 0-16 0-16-9z">
            <text:p/>
          </draw:path>
          <draw:path draw:style-name="gr2" draw:text-style-name="P2" draw:layer="layout" svg:width="0.046cm" svg:height="0.146cm" svg:x="10.119cm" svg:y="1.55cm" svg:viewBox="0 0 47 147" svg:d="M31 0l-31 2v7c15 0 17 1 17 12v110c0 9-3 9-17 9v7c7 0 19-1 24-1s16 1 23 1v-7c-14 0-16 0-16-9z">
            <text:p/>
          </draw:path>
          <draw:path draw:style-name="gr2" draw:text-style-name="P2" draw:layer="layout" svg:width="0.093cm" svg:height="0.096cm" svg:x="10.176cm" svg:y="1.602cm" svg:viewBox="0 0 94 97" svg:d="M94 50c0-28-21-50-47-50-27 0-47 23-47 50s22 47 47 47c26 0 47-20 47-47zM47 92c-9 0-18-4-24-14s-6-22-6-30 0-20 6-29c5-10 15-14 24-14s18 5 24 14c5 9 5 21 5 29s0 19-4 28c-5 10-14 16-25 16z">
            <text:p/>
          </draw:path>
          <draw:path draw:style-name="gr2" draw:text-style-name="P2" draw:layer="layout" svg:width="0.08cm" svg:height="0.096cm" svg:x="10.289cm" svg:y="1.602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94cm" svg:height="0.096cm" svg:x="10.384cm" svg:y="1.602cm" svg:viewBox="0 0 95 97" svg:d="M62 79c0 9 6 17 17 17 4 0 16-2 16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066cm" svg:height="0.131cm" svg:x="10.484cm" svg:y="1.567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568cm" svg:y="1.602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3cm" svg:height="0.148cm" svg:x="10.662cm" svg:y="1.55cm" svg:viewBox="0 0 104 149" svg:d="M73 135v14l31-2v-7c-14 0-16-2-16-12v-128l-30 2v7c15 0 16 1 16 12v46c-6-8-15-14-27-14-25 0-47 21-47 48s21 48 45 48c14 0 23-7 28-14zM73 79v43c0 4 0 4-2 7-6 11-16 15-25 15s-17-5-22-13c-6-9-7-21-7-30 0-7 1-20 7-30 5-6 13-13 24-13 8 0 16 3 23 13 2 3 2 4 2 8z">
            <text:p/>
          </draw:path>
          <draw:path draw:style-name="gr2" draw:text-style-name="P2" draw:layer="layout" svg:width="0.093cm" svg:height="0.096cm" svg:x="10.848cm" svg:y="1.602cm" svg:viewBox="0 0 94 97" svg:d="M94 50c0-28-21-50-47-50-27 0-47 23-47 50s22 47 47 47c26 0 47-20 47-47zM47 92c-9 0-18-4-24-14s-6-22-6-30 0-20 6-29c5-10 15-14 24-14s18 5 24 14c5 9 5 21 5 29s0 19-4 28c-5 10-14 16-25 16z">
            <text:p/>
          </draw:path>
          <draw:path draw:style-name="gr2" draw:text-style-name="P2" draw:layer="layout" svg:width="0.103cm" svg:height="0.148cm" svg:x="10.954cm" svg:y="1.55cm" svg:viewBox="0 0 104 149" svg:d="M31 67v-67l-31 2v7c15 0 17 1 17 12v126h5c0 0 2-3 7-13 3 4 12 15 28 15 26 0 47-21 47-48s-20-48-45-48c-16 0-25 11-28 14zM31 123v-44c0-4 0-4 3-8 8-11 19-13 25-13 9 0 17 6 22 13 5 9 6 21 6 30 0 7-1 21-7 30-4 6-12 13-24 13-9 0-17-4-22-13-3-4-3-5-3-8z">
            <text:p/>
          </draw:path>
          <draw:path draw:style-name="gr2" draw:text-style-name="P2" draw:layer="layout" svg:width="0.052cm" svg:height="0.184cm" svg:x="11.068cm" svg:y="1.555cm" svg:viewBox="0 0 53 185" svg:d="M53 48l-32 2v7c16 0 18 1 18 12v83c0 10-2 28-16 28 0 0-5 0-11-3 4-1 8-4 8-9 0-6-4-10-10-10s-10 4-10 10c0 11 12 17 24 17 16 0 29-14 29-33zM53 11c0-6-5-11-11-11s-11 5-11 11 5 11 11 11 11-5 11-11z">
            <text:p/>
          </draw:path>
          <draw:path draw:style-name="gr2" draw:text-style-name="P2" draw:layer="layout" svg:width="0.081cm" svg:height="0.096cm" svg:x="11.146cm" svg:y="1.602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8cm" svg:height="0.096cm" svg:x="11.24cm" svg:y="1.602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66cm" svg:height="0.131cm" svg:x="11.331cm" svg:y="1.567cm" svg:viewBox="0 0 67 132" svg:d="M33 46h30v-7h-30v-39h-5c-1 17-7 40-28 41v5h18v58c0 26 20 28 28 28 15 0 21-15 21-28v-12h-6v12c0 15-6 23-14 23-14 0-14-19-14-23z">
            <text:p/>
          </draw:path>
        </draw:g>
        <draw:frame draw:style-name="gr8" draw:text-style-name="P8" draw:layer="layout" svg:width="0.619cm" svg:height="0.623cm" svg:x="8.286cm" svg:y="2.282cm">
          <draw:text-box>
            <text:p text:style-name="P7"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878cm" fo:page-height="4.8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7-09-14T15:10:43.740543304</dc:date>
    <meta:editing-duration>PT4H47M48S</meta:editing-duration>
    <meta:editing-cycles>34</meta:editing-cycles>
    <meta:generator>LibreOffice/5.1.6.2$Linux_X86_64 LibreOffice_project/10m0$Build-2</meta:generator>
    <meta:document-statistic meta:object-count="504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usepackage{tikz}§\newcommand*\circled[1]{\tikz[baseline=(char.base)]{§            \node[shape=circle,draw,inner sep=2pt] (char) {#1};}}</meta:user-defined>
  </office:meta>
</office:document-meta>
</file>